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bb6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32"/>
    <style:style style:name="ce2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LIKOG </text:p>
          </table:table-cell>
          <table:table-cell table:style-name="ce4" office:value-type="string" calcext:value-type="string">
            <text:p>Jasuni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.shixo.</text:p>
          </table:table-cell>
          <table:table-cell table:style-name="ce4" office:value-type="string" calcext:value-type="string">
            <text:p>chanchilaru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napy_</text:p>
          </table:table-cell>
          <table:table-cell table:style-name="ce4" office:value-type="string" calcext:value-type="string">
            <text:p>leonovo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hydur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appytheandy</text:p>
          </table:table-cell>
          <table:table-cell table:style-name="ce4" office:value-type="string" calcext:value-type="string">
            <text:p>Felix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jSapsan</text:p>
          </table:table-cell>
          <table:table-cell table:style-name="ce4" office:value-type="string" calcext:value-type="string">
            <text:p>Morti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Biscu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NOPE1585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string" calcext:value-type="string">
            <text:p>Jasun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.shixo.</text:p>
          </table:table-cell>
          <table:table-cell table:style-name="ce4" office:value-type="string" calcext:value-type="string">
            <text:p>Snapy_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Sabale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Happytheandy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string" calcext:value-type="string">
            <text:p>gurastobbybuf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eonovoo</text:p>
          </table:table-cell>
          <table:table-cell table:style-name="ce4" office:value-type="string" calcext:value-type="string">
            <text:p>DjSapsa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Alexand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string" calcext:value-type="string">
            <text:p>Flying Mouse -AOE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ALIKOG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Snapy_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.shixo.</text:p>
          </table:table-cell>
          <table:table-cell table:style-name="ce4" office:value-type="string" calcext:value-type="string">
            <text:p>__oladush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arooooo</text:p>
          </table:table-cell>
          <table:table-cell table:style-name="ce4" office:value-type="string" calcext:value-type="string">
            <text:p>Happytheandy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gurastobbybuf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abalero</text:p>
          </table:table-cell>
          <table:table-cell table:style-name="ce4" office:value-type="string" calcext:value-type="string">
            <text:p>DjSapsa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string" calcext:value-type="string">
            <text:p>Alexa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 -AOE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ortis</text:p>
          </table:table-cell>
          <table:table-cell table:style-name="ce4" office:value-type="string" calcext:value-type="string">
            <text:p>ALIKOG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string" calcext:value-type="string">
            <text:p>Jasun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.shix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__oladush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Sabaler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Happythean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urastobbybufas</text:p>
          </table:table-cell>
          <table:table-cell table:style-name="ce4" office:value-type="string" calcext:value-type="string">
            <text:p>Felix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.</text:p>
          </table:table-cell>
          <table:table-cell table:style-name="ce4" office:value-type="string" calcext:value-type="string">
            <text:p>Morti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ALIKOG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Biscuit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2" table:default-cell-style-name="Default"/>
        <table:table-column table:style-name="co1" table:number-columns-repeated="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12"/>
        <table:table-row table:style-name="ro2"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2" table:number-rows-spanned="1">
            <text:p>Game Rate</text:p>
          </table:table-cell>
          <table:covered-table-cell table:style-name="ce10"/>
          <table:table-cell table:style-name="ce10" office:value-type="string" calcext:value-type="string">
            <text:p>Behavior Factor</text:p>
          </table:table-cell>
          <table:table-cell table:style-name="ce10" office:value-type="string" calcext:value-type="string">
            <text:p>Tournament Elo</text:p>
          </table:table-cell>
          <table:table-cell table:style-name="ce10" office:value-type="string" calcext:value-type="string">
            <text:p>Ranked Elo</text:p>
          </table:table-cell>
          <table:table-cell table:style-name="ce10" office:value-type="string" calcext:value-type="string">
            <text:p>Final Elo</text:p>
          </table:table-cell>
        </table:table-row>
        <table:table-row table:style-name="ro2">
          <table:covered-table-cell table:style-name="ce9"/>
          <table:table-cell table:style-name="ce10" office:value-type="string" calcext:value-type="string">
            <text:p>League</text:p>
          </table:table-cell>
          <table:table-cell table:style-name="ce10" office:value-type="string" calcext:value-type="string">
            <text:p>Ranked</text:p>
          </table:table-cell>
          <table:table-cell table:style-name="ce10" office:value-type="string" calcext:value-type="string">
            <text:p>Tournament %</text:p>
          </table:table-cell>
          <table:table-cell table:style-name="ce10" office:value-type="string" calcext:value-type="string">
            <text:p>Historical</text:p>
          </table:table-cell>
          <table:table-cell table:style-name="ce10" office:value-type="string" calcext:value-type="string">
            <text:p>Point 3/4</text:p>
          </table:table-cell>
          <table:table-cell table:style-name="ce10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2065.34324195895" calcext:value-type="float">
            <text:p>2065.3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2030.00577923879" calcext:value-type="float">
            <text:p>2030.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68.10156997525" calcext:value-type="float">
            <text:p>1968.1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65.58192824531" calcext:value-type="float">
            <text:p>1965.6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40.51965232802" calcext:value-type="float">
            <text:p>1940.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08.52516700631" calcext:value-type="float">
            <text:p>1908.5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808.7708426649" calcext:value-type="float">
            <text:p>1808.8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71.60285330616" calcext:value-type="float">
            <text:p>1771.6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44.96003329885" calcext:value-type="float">
            <text:p>1745.0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22.09323893887" calcext:value-type="float">
            <text:p>1722.1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02.3712290463" calcext:value-type="float">
            <text:p>1702.4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01.17805401062" calcext:value-type="float">
            <text:p>1701.2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89.40760574137" calcext:value-type="float">
            <text:p>1689.4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55.22333534478" calcext:value-type="float">
            <text:p>1655.2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96.62522897056" calcext:value-type="float">
            <text:p>1596.6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55.80373575464" calcext:value-type="float">
            <text:p>1555.8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17.29957309173" calcext:value-type="float">
            <text:p>1517.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477.6407966175" calcext:value-type="float">
            <text:p>1477.6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416.35896784041" calcext:value-type="float">
            <text:p>1416.4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384.46836540831" calcext:value-type="float">
            <text:p>1384.5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372.78582062624" calcext:value-type="float">
            <text:p>1372.8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103.78187056452" calcext:value-type="float">
            <text:p>1103.8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998.484771518803" calcext:value-type="float">
            <text:p>998.5</text:p>
          </table:table-cell>
        </table:table-row>
        <table:table-row table:style-name="ro1" table:number-rows-repeated="3">
          <table:table-cell table:number-columns-repeated="5"/>
          <table:table-cell table:style-name="ce23" table:number-columns-repeated="2"/>
        </table:table-row>
        <table:table-row table:style-name="ro1">
          <table:table-cell table:number-columns-repeated="5"/>
          <table:table-cell table:style-name="ce23" table:number-columns-repeated="2"/>
        </table:table-row>
      </table:table>
      <table:table table:name="Player_Summary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01" calcext:value-type="float">
            <text:p>9101</text:p>
          </table:table-cell>
          <table:table-cell office:value-type="float" office:value="0" calcext:value-type="float">
            <text:p>0</text:p>
          </table:table-cell>
          <table:table-cell office:value-type="float" office:value="2030.00577923879" calcext:value-type="float">
            <text:p>2030.00577923879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793" calcext:value-type="float">
            <text:p>1793</text:p>
          </table:table-cell>
          <table:table-cell office:value-type="float" office:value="-13.618299166699" calcext:value-type="float">
            <text:p>-13.618299166699</text:p>
          </table:table-cell>
          <table:table-cell office:value-type="float" office:value="1808.7708426649" calcext:value-type="float">
            <text:p>1808.7708426649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1940.51965232802" calcext:value-type="float">
            <text:p>1940.51965232802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701.17805401062" calcext:value-type="float">
            <text:p>1701.17805401062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477.6407966175" calcext:value-type="float">
            <text:p>1477.640796617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81" calcext:value-type="float">
            <text:p>4281</text:p>
          </table:table-cell>
          <table:table-cell office:value-type="float" office:value="4772" calcext:value-type="float">
            <text:p>4772</text:p>
          </table:table-cell>
          <table:table-cell office:value-type="float" office:value="4.06668678718916" calcext:value-type="float">
            <text:p>4.06668678718916</text:p>
          </table:table-cell>
          <table:table-cell office:value-type="float" office:value="1908.52516700631" calcext:value-type="float">
            <text:p>1908.52516700631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555.80373575464" calcext:value-type="float">
            <text:p>1555.80373575464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596.62522897056" calcext:value-type="float">
            <text:p>1596.62522897056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689.40760574137" calcext:value-type="float">
            <text:p>1689.40760574137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973" calcext:value-type="float">
            <text:p>973</text:p>
          </table:table-cell>
          <table:table-cell office:value-type="float" office:value="-6.60905964177095" calcext:value-type="float">
            <text:p>-6.60905964177095</text:p>
          </table:table-cell>
          <table:table-cell office:value-type="float" office:value="1771.60285330616" calcext:value-type="float">
            <text:p>1771.60285330616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98.484771518803" calcext:value-type="float">
            <text:p>998.484771518803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372.78582062624" calcext:value-type="float">
            <text:p>1372.78582062624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office:value-type="float" office:value="1702.3712290463" calcext:value-type="float">
            <text:p>1702.3712290463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 office:value-type="float" office:value="1304" calcext:value-type="float">
            <text:p>1304</text:p>
          </table:table-cell>
          <table:table-cell office:value-type="float" office:value="-8.06231696527084" calcext:value-type="float">
            <text:p>-8.06231696527084</text:p>
          </table:table-cell>
          <table:table-cell office:value-type="float" office:value="1965.58192824531" calcext:value-type="float">
            <text:p>1965.58192824531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1517.29957309173" calcext:value-type="float">
            <text:p>1517.2995730917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03.78187056452" calcext:value-type="float">
            <text:p>1103.78187056452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968.10156997525" calcext:value-type="float">
            <text:p>1968.10156997525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722.09323893887" calcext:value-type="float">
            <text:p>1722.09323893887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369" calcext:value-type="float">
            <text:p>369</text:p>
          </table:table-cell>
          <table:table-cell office:value-type="float" office:value="7.10007189124258" calcext:value-type="float">
            <text:p>7.10007189124258</text:p>
          </table:table-cell>
          <table:table-cell office:value-type="float" office:value="1655.22333534478" calcext:value-type="float">
            <text:p>1655.22333534478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79" calcext:value-type="float">
            <text:p>9779</text:p>
          </table:table-cell>
          <table:table-cell office:value-type="float" office:value="0" calcext:value-type="float">
            <text:p>0</text:p>
          </table:table-cell>
          <table:table-cell office:value-type="float" office:value="2065.34324195895" calcext:value-type="float">
            <text:p>2065.34324195895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4" calcext:value-type="float">
            <text:p>1634</text:p>
          </table:table-cell>
          <table:table-cell office:value-type="float" office:value="3705" calcext:value-type="float">
            <text:p>3705</text:p>
          </table:table-cell>
          <table:table-cell office:value-type="float" office:value="-2.200455365484" calcext:value-type="float">
            <text:p>-2.200455365484</text:p>
          </table:table-cell>
          <table:table-cell office:value-type="float" office:value="1744.96003329885" calcext:value-type="float">
            <text:p>1744.96003329885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416.35896784041" calcext:value-type="float">
            <text:p>1416.35896784041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1384.46836540831" calcext:value-type="float">
            <text:p>1384.46836540831</text:p>
          </table:table-cell>
        </table:table-row>
      </table:table>
      <table:table table:name="Ranked_Apparent" table:style-name="ta1"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5.84" calcext:value-type="float">
            <text:p>-5.84</text:p>
          </table:table-cell>
          <table:table-cell office:value-type="float" office:value="5.84" calcext:value-type="float">
            <text:p>5.84</text:p>
          </table:table-cell>
          <table:table-cell office:value-type="float" office:value="2074.93306930693" calcext:value-type="float">
            <text:p>2074.93306930693</text:p>
          </table:table-cell>
          <table:table-cell office:value-type="float" office:value="2086.61306930693" calcext:value-type="float">
            <text:p>2086.61306930693</text:p>
          </table:table-cell>
          <table:table-cell office:value-type="float" office:value="0.530032451244704" calcext:value-type="float">
            <text:p>0.530032451244704</text:p>
          </table:table-cell>
          <table:table-cell office:value-type="float" office:value="0.530834732757987" calcext:value-type="float">
            <text:p>0.530834732757987</text:p>
          </table:table-cell>
          <table:table-cell office:value-type="float" office:value="-0.0269866055132456" calcext:value-type="float">
            <text:p>-0.0269866055132456</text:p>
          </table:table-cell>
          <table:table-cell office:value-type="float" office:value="-0.0256469389136755" calcext:value-type="float">
            <text:p>-0.0256469389136755</text:p>
          </table:table-cell>
          <table:table-cell office:value-type="float" office:value="-18.7704551408622" calcext:value-type="float">
            <text:p>-18.7704551408622</text:p>
          </table:table-cell>
          <table:table-cell office:value-type="float" office:value="-17.836972860736" calcext:value-type="float">
            <text:p>-17.836972860736</text:p>
          </table:table-cell>
          <table:table-cell office:value-type="float" office:value="2056.72167713563" calcext:value-type="float">
            <text:p>2056.72167713563</text:p>
          </table:table-cell>
          <table:table-cell office:value-type="float" office:value="2068.21709690006" calcext:value-type="float">
            <text:p>2068.21709690006</text:p>
          </table:table-cell>
          <table:table-cell office:value-type="float" office:value="2065.34324195895" calcext:value-type="float">
            <text:p>2065.34324195895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2036.77445544554" calcext:value-type="float">
            <text:p>2036.77445544554</text:p>
          </table:table-cell>
          <table:table-cell office:value-type="float" office:value="2051.65445544554" calcext:value-type="float">
            <text:p>2051.65445544554</text:p>
          </table:table-cell>
          <table:table-cell office:value-type="float" office:value="0.527561347793449" calcext:value-type="float">
            <text:p>0.527561347793449</text:p>
          </table:table-cell>
          <table:table-cell office:value-type="float" office:value="0.52849809574746" calcext:value-type="float">
            <text:p>0.52849809574746</text:p>
          </table:table-cell>
          <table:table-cell office:value-type="float" office:value="-0.0265620408741337" calcext:value-type="float">
            <text:p>-0.0265620408741337</text:p>
          </table:table-cell>
          <table:table-cell office:value-type="float" office:value="-0.0248929021630283" calcext:value-type="float">
            <text:p>-0.0248929021630283</text:p>
          </table:table-cell>
          <table:table-cell office:value-type="float" office:value="-18.4745890113556" calcext:value-type="float">
            <text:p>-18.4745890113556</text:p>
          </table:table-cell>
          <table:table-cell office:value-type="float" office:value="-17.3116725986173" calcext:value-type="float">
            <text:p>-17.3116725986173</text:p>
          </table:table-cell>
          <table:table-cell office:value-type="float" office:value="2018.95256340679" calcext:value-type="float">
            <text:p>2018.95256340679</text:p>
          </table:table-cell>
          <table:table-cell office:value-type="float" office:value="2033.69018451612" calcext:value-type="float">
            <text:p>2033.69018451612</text:p>
          </table:table-cell>
          <table:table-cell office:value-type="float" office:value="2030.00577923879" calcext:value-type="float">
            <text:p>2030.00577923879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float" office:value="-10.16" calcext:value-type="float">
            <text:p>-10.16</text:p>
          </table:table-cell>
          <table:table-cell office:value-type="float" office:value="10.16" calcext:value-type="float">
            <text:p>10.16</text:p>
          </table:table-cell>
          <table:table-cell office:value-type="float" office:value="1925.32376237624" calcext:value-type="float">
            <text:p>1925.32376237624</text:p>
          </table:table-cell>
          <table:table-cell office:value-type="float" office:value="1945.64376237624" calcext:value-type="float">
            <text:p>1945.64376237624</text:p>
          </table:table-cell>
          <table:table-cell office:value-type="float" office:value="0.521558656293859" calcext:value-type="float">
            <text:p>0.521558656293859</text:p>
          </table:table-cell>
          <table:table-cell office:value-type="float" office:value="0.522527085739063" calcext:value-type="float">
            <text:p>0.522527085739063</text:p>
          </table:table-cell>
          <table:table-cell office:value-type="float" office:value="0.0400863443879784" calcext:value-type="float">
            <text:p>0.0400863443879784</text:p>
          </table:table-cell>
          <table:table-cell office:value-type="float" office:value="0.0505645203674056" calcext:value-type="float">
            <text:p>0.0505645203674056</text:p>
          </table:table-cell>
          <table:table-cell office:value-type="float" office:value="27.9147567847624" calcext:value-type="float">
            <text:p>27.9147567847624</text:p>
          </table:table-cell>
          <table:table-cell office:value-type="float" office:value="35.2563468937455" calcext:value-type="float">
            <text:p>35.2563468937455</text:p>
          </table:table-cell>
          <table:table-cell office:value-type="float" office:value="1953.91591296126" calcext:value-type="float">
            <text:p>1953.91591296126</text:p>
          </table:table-cell>
          <table:table-cell office:value-type="float" office:value="1980.22035596036" calcext:value-type="float">
            <text:p>1980.22035596036</text:p>
          </table:table-cell>
          <table:table-cell office:value-type="float" office:value="1973.64424521058" calcext:value-type="float">
            <text:p>1973.64424521058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6.6" calcext:value-type="float">
            <text:p>-6.6</text:p>
          </table:table-cell>
          <table:table-cell office:value-type="float" office:value="6.6" calcext:value-type="float">
            <text:p>6.6</text:p>
          </table:table-cell>
          <table:table-cell office:value-type="float" office:value="1956.63782178218" calcext:value-type="float">
            <text:p>1956.63782178218</text:p>
          </table:table-cell>
          <table:table-cell office:value-type="float" office:value="1969.83782178218" calcext:value-type="float">
            <text:p>1969.83782178218</text:p>
          </table:table-cell>
          <table:table-cell office:value-type="float" office:value="0.523073449321258" calcext:value-type="float">
            <text:p>0.523073449321258</text:p>
          </table:table-cell>
          <table:table-cell office:value-type="float" office:value="0.523750746650916" calcext:value-type="float">
            <text:p>0.523750746650916</text:p>
          </table:table-cell>
          <table:table-cell office:value-type="float" office:value="-0.00335043872174023" calcext:value-type="float">
            <text:p>-0.00335043872174023</text:p>
          </table:table-cell>
          <table:table-cell office:value-type="float" office:value="0.00456882710150608" calcext:value-type="float">
            <text:p>0.00456882710150608</text:p>
          </table:table-cell>
          <table:table-cell office:value-type="float" office:value="-2.32815812463936" calcext:value-type="float">
            <text:p>-2.32815812463936</text:p>
          </table:table-cell>
          <table:table-cell office:value-type="float" office:value="3.17483460305735" calcext:value-type="float">
            <text:p>3.17483460305735</text:p>
          </table:table-cell>
          <table:table-cell office:value-type="float" office:value="1954.78031519502" calcext:value-type="float">
            <text:p>1954.78031519502</text:p>
          </table:table-cell>
          <table:table-cell office:value-type="float" office:value="1972.54198823532" calcext:value-type="float">
            <text:p>1972.54198823532</text:p>
          </table:table-cell>
          <table:table-cell office:value-type="float" office:value="1968.10156997525" calcext:value-type="float">
            <text:p>1968.10156997525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933.16396039604" calcext:value-type="float">
            <text:p>1933.16396039604</text:p>
          </table:table-cell>
          <table:table-cell office:value-type="float" office:value="1949.96396039604" calcext:value-type="float">
            <text:p>1949.96396039604</text:p>
          </table:table-cell>
          <table:table-cell office:value-type="float" office:value="0.521926031323059" calcext:value-type="float">
            <text:p>0.521926031323059</text:p>
          </table:table-cell>
          <table:table-cell office:value-type="float" office:value="0.522739881111628" calcext:value-type="float">
            <text:p>0.522739881111628</text:p>
          </table:table-cell>
          <table:table-cell office:value-type="float" office:value="-0.0118871679333329" calcext:value-type="float">
            <text:p>-0.0118871679333329</text:p>
          </table:table-cell>
          <table:table-cell office:value-type="float" office:value="-0.00555698370401103" calcext:value-type="float">
            <text:p>-0.00555698370401103</text:p>
          </table:table-cell>
          <table:table-cell office:value-type="float" office:value="-8.26160707614807" calcext:value-type="float">
            <text:p>-8.26160707614807</text:p>
          </table:table-cell>
          <table:table-cell office:value-type="float" office:value="-3.86154677222459" calcext:value-type="float">
            <text:p>-3.86154677222459</text:p>
          </table:table-cell>
          <table:table-cell office:value-type="float" office:value="1925.46817249149" calcext:value-type="float">
            <text:p>1925.46817249149</text:p>
          </table:table-cell>
          <table:table-cell office:value-type="float" office:value="1945.53681227353" calcext:value-type="float">
            <text:p>1945.53681227353</text:p>
          </table:table-cell>
          <table:table-cell office:value-type="float" office:value="1940.51965232802" calcext:value-type="float">
            <text:p>1940.51965232802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1901.71267326733" calcext:value-type="float">
            <text:p>1901.71267326733</text:p>
          </table:table-cell>
          <table:table-cell office:value-type="float" office:value="1916.59267326733" calcext:value-type="float">
            <text:p>1916.59267326733</text:p>
          </table:table-cell>
          <table:table-cell office:value-type="float" office:value="0.520498743327451" calcext:value-type="float">
            <text:p>0.520498743327451</text:p>
          </table:table-cell>
          <table:table-cell office:value-type="float" office:value="0.521158666722326" calcext:value-type="float">
            <text:p>0.521158666722326</text:p>
          </table:table-cell>
          <table:table-cell office:value-type="float" office:value="-0.0133224094123841" calcext:value-type="float">
            <text:p>-0.0133224094123841</text:p>
          </table:table-cell>
          <table:table-cell office:value-type="float" office:value="-0.0112614150470152" calcext:value-type="float">
            <text:p>-0.0112614150470152</text:p>
          </table:table-cell>
          <table:table-cell office:value-type="float" office:value="-9.25954990581055" calcext:value-type="float">
            <text:p>-9.25954990581055</text:p>
          </table:table-cell>
          <table:table-cell office:value-type="float" office:value="-7.82655625335932" calcext:value-type="float">
            <text:p>-7.82655625335932</text:p>
          </table:table-cell>
          <table:table-cell office:value-type="float" office:value="1892.91199500743" calcext:value-type="float">
            <text:p>1892.91199500743</text:p>
          </table:table-cell>
          <table:table-cell office:value-type="float" office:value="1908.30730862302" calcext:value-type="float">
            <text:p>1908.30730862302</text:p>
          </table:table-cell>
          <table:table-cell office:value-type="float" office:value="1904.45848021912" calcext:value-type="float">
            <text:p>1904.45848021912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6.08" calcext:value-type="float">
            <text:p>-6.08</text:p>
          </table:table-cell>
          <table:table-cell office:value-type="float" office:value="6.08" calcext:value-type="float">
            <text:p>6.08</text:p>
          </table:table-cell>
          <table:table-cell office:value-type="float" office:value="1811.13405940594" calcext:value-type="float">
            <text:p>1811.13405940594</text:p>
          </table:table-cell>
          <table:table-cell office:value-type="float" office:value="1823.29405940594" calcext:value-type="float">
            <text:p>1823.29405940594</text:p>
          </table:table-cell>
          <table:table-cell office:value-type="float" office:value="0.517032685566888" calcext:value-type="float">
            <text:p>0.517032685566888</text:p>
          </table:table-cell>
          <table:table-cell office:value-type="float" office:value="0.517446294183302" calcext:value-type="float">
            <text:p>0.517446294183302</text:p>
          </table:table-cell>
          <table:table-cell office:value-type="float" office:value="0.000757589311843554" calcext:value-type="float">
            <text:p>0.000757589311843554</text:p>
          </table:table-cell>
          <table:table-cell office:value-type="float" office:value="0.00411998150852599" calcext:value-type="float">
            <text:p>0.00411998150852599</text:p>
          </table:table-cell>
          <table:table-cell office:value-type="float" office:value="0.526427375143709" calcext:value-type="float">
            <text:p>0.526427375143709</text:p>
          </table:table-cell>
          <table:table-cell office:value-type="float" office:value="2.86292117126445" calcext:value-type="float">
            <text:p>2.86292117126445</text:p>
          </table:table-cell>
          <table:table-cell office:value-type="float" office:value="1811.94789257033" calcext:value-type="float">
            <text:p>1811.94789257033</text:p>
          </table:table-cell>
          <table:table-cell office:value-type="float" office:value="1825.86955825203" calcext:value-type="float">
            <text:p>1825.86955825203</text:p>
          </table:table-cell>
          <table:table-cell office:value-type="float" office:value="1822.3891418316" calcext:value-type="float">
            <text:p>1822.389141831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7.24" calcext:value-type="float">
            <text:p>-7.24</text:p>
          </table:table-cell>
          <table:table-cell office:value-type="float" office:value="7.24" calcext:value-type="float">
            <text:p>7.24</text:p>
          </table:table-cell>
          <table:table-cell office:value-type="float" office:value="1746.56514851485" calcext:value-type="float">
            <text:p>1746.56514851485</text:p>
          </table:table-cell>
          <table:table-cell office:value-type="float" office:value="1761.04514851485" calcext:value-type="float">
            <text:p>1761.04514851485</text:p>
          </table:table-cell>
          <table:table-cell office:value-type="float" office:value="0.515076481230873" calcext:value-type="float">
            <text:p>0.515076481230873</text:p>
          </table:table-cell>
          <table:table-cell office:value-type="float" office:value="0.515481712206262" calcext:value-type="float">
            <text:p>0.515481712206262</text:p>
          </table:table-cell>
          <table:table-cell office:value-type="float" office:value="0.02178536853908" calcext:value-type="float">
            <text:p>0.02178536853908</text:p>
          </table:table-cell>
          <table:table-cell office:value-type="float" office:value="0.0328439527655099" calcext:value-type="float">
            <text:p>0.0328439527655099</text:p>
          </table:table-cell>
          <table:table-cell office:value-type="float" office:value="15.1476148625801" calcext:value-type="float">
            <text:p>15.1476148625801</text:p>
          </table:table-cell>
          <table:table-cell office:value-type="float" office:value="22.8552265096791" calcext:value-type="float">
            <text:p>22.8552265096791</text:p>
          </table:table-cell>
          <table:table-cell office:value-type="float" office:value="1761.99489232055" calcext:value-type="float">
            <text:p>1761.99489232055</text:p>
          </table:table-cell>
          <table:table-cell office:value-type="float" office:value="1783.6175864904" calcext:value-type="float">
            <text:p>1783.6175864904</text:p>
          </table:table-cell>
          <table:table-cell office:value-type="float" office:value="1778.21191294794" calcext:value-type="float">
            <text:p>1778.21191294794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5.32" calcext:value-type="float">
            <text:p>-5.32</text:p>
          </table:table-cell>
          <table:table-cell office:value-type="float" office:value="5.32" calcext:value-type="float">
            <text:p>5.32</text:p>
          </table:table-cell>
          <table:table-cell office:value-type="float" office:value="1741.48930693069" calcext:value-type="float">
            <text:p>1741.48930693069</text:p>
          </table:table-cell>
          <table:table-cell office:value-type="float" office:value="1752.12930693069" calcext:value-type="float">
            <text:p>1752.12930693069</text:p>
          </table:table-cell>
          <table:table-cell office:value-type="float" office:value="0.514938753208535" calcext:value-type="float">
            <text:p>0.514938753208535</text:p>
          </table:table-cell>
          <table:table-cell office:value-type="float" office:value="0.515230017536748" calcext:value-type="float">
            <text:p>0.515230017536748</text:p>
          </table:table-cell>
          <table:table-cell office:value-type="float" office:value="-0.00551214919818988" calcext:value-type="float">
            <text:p>-0.00551214919818988</text:p>
          </table:table-cell>
          <table:table-cell office:value-type="float" office:value="-0.00239856028249041" calcext:value-type="float">
            <text:p>-0.00239856028249041</text:p>
          </table:table-cell>
          <table:table-cell office:value-type="float" office:value="-3.83038874898181" calcext:value-type="float">
            <text:p>-3.83038874898181</text:p>
          </table:table-cell>
          <table:table-cell office:value-type="float" office:value="-1.66670317732279" calcext:value-type="float">
            <text:p>-1.66670317732279</text:p>
          </table:table-cell>
          <table:table-cell office:value-type="float" office:value="1737.86133269002" calcext:value-type="float">
            <text:p>1737.86133269002</text:p>
          </table:table-cell>
          <table:table-cell office:value-type="float" office:value="1750.26020732244" calcext:value-type="float">
            <text:p>1750.26020732244</text:p>
          </table:table-cell>
          <table:table-cell office:value-type="float" office:value="1747.16048866433" calcext:value-type="float">
            <text:p>1747.16048866433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float" office:value="-5.72" calcext:value-type="float">
            <text:p>-5.72</text:p>
          </table:table-cell>
          <table:table-cell office:value-type="float" office:value="5.72" calcext:value-type="float">
            <text:p>5.72</text:p>
          </table:table-cell>
          <table:table-cell office:value-type="float" office:value="1686.17782178218" calcext:value-type="float">
            <text:p>1686.17782178218</text:p>
          </table:table-cell>
          <table:table-cell office:value-type="float" office:value="1697.61782178218" calcext:value-type="float">
            <text:p>1697.61782178218</text:p>
          </table:table-cell>
          <table:table-cell office:value-type="float" office:value="0.513574070399514" calcext:value-type="float">
            <text:p>0.513574070399514</text:p>
          </table:table-cell>
          <table:table-cell office:value-type="float" office:value="0.513836782974461" calcext:value-type="float">
            <text:p>0.513836782974461</text:p>
          </table:table-cell>
          <table:table-cell office:value-type="float" office:value="0.0290866509002494" calcext:value-type="float">
            <text:p>0.0290866509002494</text:p>
          </table:table-cell>
          <table:table-cell office:value-type="float" office:value="0.0428169070440949" calcext:value-type="float">
            <text:p>0.0428169070440949</text:p>
          </table:table-cell>
          <table:table-cell office:value-type="float" office:value="20.2343210191639" calcext:value-type="float">
            <text:p>20.2343210191639</text:p>
          </table:table-cell>
          <table:table-cell office:value-type="float" office:value="29.8252818766642" calcext:value-type="float">
            <text:p>29.8252818766642</text:p>
          </table:table-cell>
          <table:table-cell office:value-type="float" office:value="1706.59531970681" calcext:value-type="float">
            <text:p>1706.59531970681</text:p>
          </table:table-cell>
          <table:table-cell office:value-type="float" office:value="1727.25921201622" calcext:value-type="float">
            <text:p>1727.25921201622</text:p>
          </table:table-cell>
          <table:table-cell office:value-type="float" office:value="1722.09323893887" calcext:value-type="float">
            <text:p>1722.09323893887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694.93623762376" calcext:value-type="float">
            <text:p>1694.93623762376</text:p>
          </table:table-cell>
          <table:table-cell office:value-type="float" office:value="1711.73623762376" calcext:value-type="float">
            <text:p>1711.73623762376</text:p>
          </table:table-cell>
          <table:table-cell office:value-type="float" office:value="0.513774328177119" calcext:value-type="float">
            <text:p>0.513774328177119</text:p>
          </table:table-cell>
          <table:table-cell office:value-type="float" office:value="0.514174655204753" calcext:value-type="float">
            <text:p>0.514174655204753</text:p>
          </table:table-cell>
          <table:table-cell office:value-type="float" office:value="-0.00818526930634489" calcext:value-type="float">
            <text:p>-0.00818526930634489</text:p>
          </table:table-cell>
          <table:table-cell office:value-type="float" office:value="-0.0069146869891199" calcext:value-type="float">
            <text:p>-0.0069146869891199</text:p>
          </table:table-cell>
          <table:table-cell office:value-type="float" office:value="-5.68821584145825" calcext:value-type="float">
            <text:p>-5.68821584145825</text:p>
          </table:table-cell>
          <table:table-cell office:value-type="float" office:value="-4.80512299029401" calcext:value-type="float">
            <text:p>-4.80512299029401</text:p>
          </table:table-cell>
          <table:table-cell office:value-type="float" office:value="1689.52626847384" calcext:value-type="float">
            <text:p>1689.52626847384</text:p>
          </table:table-cell>
          <table:table-cell office:value-type="float" office:value="1706.65288257045" calcext:value-type="float">
            <text:p>1706.65288257045</text:p>
          </table:table-cell>
          <table:table-cell office:value-type="float" office:value="1702.3712290463" calcext:value-type="float">
            <text:p>1702.3712290463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office:value-type="float" office:value="-7.6" calcext:value-type="float">
            <text:p>-7.6</text:p>
          </table:table-cell>
          <table:table-cell office:value-type="float" office:value="7.6" calcext:value-type="float">
            <text:p>7.6</text:p>
          </table:table-cell>
          <table:table-cell office:value-type="float" office:value="1687.82811881188" calcext:value-type="float">
            <text:p>1687.82811881188</text:p>
          </table:table-cell>
          <table:table-cell office:value-type="float" office:value="1703.02811881188" calcext:value-type="float">
            <text:p>1703.02811881188</text:p>
          </table:table-cell>
          <table:table-cell office:value-type="float" office:value="0.513611371612552" calcext:value-type="float">
            <text:p>0.513611371612552</text:p>
          </table:table-cell>
          <table:table-cell office:value-type="float" office:value="0.513964446558502" calcext:value-type="float">
            <text:p>0.513964446558502</text:p>
          </table:table-cell>
          <table:table-cell office:value-type="float" office:value="-0.00135183394588934" calcext:value-type="float">
            <text:p>-0.00135183394588934</text:p>
          </table:table-cell>
          <table:table-cell office:value-type="float" office:value="0.00442748130141679" calcext:value-type="float">
            <text:p>0.00442748130141679</text:p>
          </table:table-cell>
          <table:table-cell office:value-type="float" office:value="-0.939352725876365" calcext:value-type="float">
            <text:p>-0.939352725876365</text:p>
          </table:table-cell>
          <table:table-cell office:value-type="float" office:value="3.07660953106742" calcext:value-type="float">
            <text:p>3.07660953106742</text:p>
          </table:table-cell>
          <table:table-cell office:value-type="float" office:value="1687.13410905295" calcext:value-type="float">
            <text:p>1687.13410905295</text:p>
          </table:table-cell>
          <table:table-cell office:value-type="float" office:value="1705.8593689965" calcext:value-type="float">
            <text:p>1705.8593689965</text:p>
          </table:table-cell>
          <table:table-cell office:value-type="float" office:value="1701.17805401062" calcext:value-type="float">
            <text:p>1701.17805401062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float" office:value="-14.96" calcext:value-type="float">
            <text:p>-14.96</text:p>
          </table:table-cell>
          <table:table-cell office:value-type="float" office:value="14.96" calcext:value-type="float">
            <text:p>14.96</text:p>
          </table:table-cell>
          <table:table-cell office:value-type="float" office:value="1627.77207920792" calcext:value-type="float">
            <text:p>1627.77207920792</text:p>
          </table:table-cell>
          <table:table-cell office:value-type="float" office:value="1657.69207920792" calcext:value-type="float">
            <text:p>1657.69207920792</text:p>
          </table:table-cell>
          <table:table-cell office:value-type="float" office:value="0.512374410238294" calcext:value-type="float">
            <text:p>0.512374410238294</text:p>
          </table:table-cell>
          <table:table-cell office:value-type="float" office:value="0.512960653587668" calcext:value-type="float">
            <text:p>0.512960653587668</text:p>
          </table:table-cell>
          <table:table-cell office:value-type="float" office:value="0.0308459929380123" calcext:value-type="float">
            <text:p>0.0308459929380123</text:p>
          </table:table-cell>
          <table:table-cell office:value-type="float" office:value="0.0649451773905718" calcext:value-type="float">
            <text:p>0.0649451773905718</text:p>
          </table:table-cell>
          <table:table-cell office:value-type="float" office:value="21.4612453817229" calcext:value-type="float">
            <text:p>21.4612453817229</text:p>
          </table:table-cell>
          <table:table-cell office:value-type="float" office:value="45.3849273899158" calcext:value-type="float">
            <text:p>45.3849273899158</text:p>
          </table:table-cell>
          <table:table-cell office:value-type="float" office:value="1649.64227438353" calcext:value-type="float">
            <text:p>1649.64227438353</text:p>
          </table:table-cell>
          <table:table-cell office:value-type="float" office:value="1702.66271619399" calcext:value-type="float">
            <text:p>1702.66271619399</text:p>
          </table:table-cell>
          <table:table-cell office:value-type="float" office:value="1689.40760574137" calcext:value-type="float">
            <text:p>1689.40760574137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575.31128712871" calcext:value-type="float">
            <text:p>1575.31128712871</text:p>
          </table:table-cell>
          <table:table-cell office:value-type="float" office:value="1587.31128712871" calcext:value-type="float">
            <text:p>1587.31128712871</text:p>
          </table:table-cell>
          <table:table-cell office:value-type="float" office:value="0.511472274608449" calcext:value-type="float">
            <text:p>0.511472274608449</text:p>
          </table:table-cell>
          <table:table-cell office:value-type="float" office:value="0.511665773035626" calcext:value-type="float">
            <text:p>0.511665773035626</text:p>
          </table:table-cell>
          <table:table-cell office:value-type="float" office:value="0.0697295758015833" calcext:value-type="float">
            <text:p>0.0697295758015833</text:p>
          </table:table-cell>
          <table:table-cell office:value-type="float" office:value="0.0979027253915513" calcext:value-type="float">
            <text:p>0.0979027253915513</text:p>
          </table:table-cell>
          <table:table-cell office:value-type="float" office:value="48.7709081737923" calcext:value-type="float">
            <text:p>48.7709081737923</text:p>
          </table:table-cell>
          <table:table-cell office:value-type="float" office:value="68.9197614231885" calcext:value-type="float">
            <text:p>68.9197614231885</text:p>
          </table:table-cell>
          <table:table-cell office:value-type="float" office:value="1624.21932622866" calcext:value-type="float">
            <text:p>1624.21932622866</text:p>
          </table:table-cell>
          <table:table-cell office:value-type="float" office:value="1656.09124252849" calcext:value-type="float">
            <text:p>1656.09124252849</text:p>
          </table:table-cell>
          <table:table-cell office:value-type="float" office:value="1648.12326345353" calcext:value-type="float">
            <text:p>1648.1232634535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7.64" calcext:value-type="float">
            <text:p>-7.64</text:p>
          </table:table-cell>
          <table:table-cell office:value-type="float" office:value="7.64" calcext:value-type="float">
            <text:p>7.64</text:p>
          </table:table-cell>
          <table:table-cell office:value-type="float" office:value="1581.89326732673" calcext:value-type="float">
            <text:p>1581.89326732673</text:p>
          </table:table-cell>
          <table:table-cell office:value-type="float" office:value="1597.17326732673" calcext:value-type="float">
            <text:p>1597.17326732673</text:p>
          </table:table-cell>
          <table:table-cell office:value-type="float" office:value="0.511577524623999" calcext:value-type="float">
            <text:p>0.511577524623999</text:p>
          </table:table-cell>
          <table:table-cell office:value-type="float" office:value="0.511830260521504" calcext:value-type="float">
            <text:p>0.511830260521504</text:p>
          </table:table-cell>
          <table:table-cell office:value-type="float" office:value="0.000647457838567345" calcext:value-type="float">
            <text:p>0.000647457838567345</text:p>
          </table:table-cell>
          <table:table-cell office:value-type="float" office:value="0.00623069455408354" calcext:value-type="float">
            <text:p>0.00623069455408354</text:p>
          </table:table-cell>
          <table:table-cell office:value-type="float" office:value="0.449900037952924" calcext:value-type="float">
            <text:p>0.449900037952924</text:p>
          </table:table-cell>
          <table:table-cell office:value-type="float" office:value="4.32975414755191" calcext:value-type="float">
            <text:p>4.32975414755191</text:p>
          </table:table-cell>
          <table:table-cell office:value-type="float" office:value="1582.51878667814" calcext:value-type="float">
            <text:p>1582.51878667814</text:p>
          </table:table-cell>
          <table:table-cell office:value-type="float" office:value="1601.32737640137" calcext:value-type="float">
            <text:p>1601.32737640137</text:p>
          </table:table-cell>
          <table:table-cell office:value-type="float" office:value="1596.62522897056" calcext:value-type="float">
            <text:p>1596.62522897056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-4.64" calcext:value-type="float">
            <text:p>-4.64</text:p>
          </table:table-cell>
          <table:table-cell office:value-type="float" office:value="4.64" calcext:value-type="float">
            <text:p>4.64</text:p>
          </table:table-cell>
          <table:table-cell office:value-type="float" office:value="1548.45623762376" calcext:value-type="float">
            <text:p>1548.45623762376</text:p>
          </table:table-cell>
          <table:table-cell office:value-type="float" office:value="1557.73623762376" calcext:value-type="float">
            <text:p>1557.73623762376</text:p>
          </table:table-cell>
          <table:table-cell office:value-type="float" office:value="0.511063795603475" calcext:value-type="float">
            <text:p>0.511063795603475</text:p>
          </table:table-cell>
          <table:table-cell office:value-type="float" office:value="0.511201290471646" calcext:value-type="float">
            <text:p>0.511201290471646</text:p>
          </table:table-cell>
          <table:table-cell office:value-type="float" office:value="-0.00285868757954355" calcext:value-type="float">
            <text:p>-0.00285868757954355</text:p>
          </table:table-cell>
          <table:table-cell office:value-type="float" office:value="0.00178810158134723" calcext:value-type="float">
            <text:p>0.00178810158134723</text:p>
          </table:table-cell>
          <table:table-cell office:value-type="float" office:value="-1.9864412307529" calcext:value-type="float">
            <text:p>-1.9864412307529</text:p>
          </table:table-cell>
          <table:table-cell office:value-type="float" office:value="1.24250553669257" calcext:value-type="float">
            <text:p>1.24250553669257</text:p>
          </table:table-cell>
          <table:table-cell office:value-type="float" office:value="1546.56534058844" calcext:value-type="float">
            <text:p>1546.56534058844</text:p>
          </table:table-cell>
          <table:table-cell office:value-type="float" office:value="1558.88320081003" calcext:value-type="float">
            <text:p>1558.88320081003</text:p>
          </table:table-cell>
          <table:table-cell office:value-type="float" office:value="1555.80373575464" calcext:value-type="float">
            <text:p>1555.8037357546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512.78693069307" calcext:value-type="float">
            <text:p>1512.78693069307</text:p>
          </table:table-cell>
          <table:table-cell office:value-type="float" office:value="1523.10693069307" calcext:value-type="float">
            <text:p>1523.10693069307</text:p>
          </table:table-cell>
          <table:table-cell office:value-type="float" office:value="0.510567547705445" calcext:value-type="float">
            <text:p>0.510567547705445</text:p>
          </table:table-cell>
          <table:table-cell office:value-type="float" office:value="0.510706201187193" calcext:value-type="float">
            <text:p>0.510706201187193</text:p>
          </table:table-cell>
          <table:table-cell office:value-type="float" office:value="-0.00717678942248678" calcext:value-type="float">
            <text:p>-0.00717678942248678</text:p>
          </table:table-cell>
          <table:table-cell office:value-type="float" office:value="-0.00370779160788393" calcext:value-type="float">
            <text:p>-0.00370779160788393</text:p>
          </table:table-cell>
          <table:table-cell office:value-type="float" office:value="-4.98728659144916" calcext:value-type="float">
            <text:p>-4.98728659144916</text:p>
          </table:table-cell>
          <table:table-cell office:value-type="float" office:value="-2.57648472497046" calcext:value-type="float">
            <text:p>-2.57648472497046</text:p>
          </table:table-cell>
          <table:table-cell office:value-type="float" office:value="1507.89600988153" calcext:value-type="float">
            <text:p>1507.89600988153</text:p>
          </table:table-cell>
          <table:table-cell office:value-type="float" office:value="1520.43409416179" calcext:value-type="float">
            <text:p>1520.43409416179</text:p>
          </table:table-cell>
          <table:table-cell office:value-type="float" office:value="1517.29957309173" calcext:value-type="float">
            <text:p>1517.2995730917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11.76" calcext:value-type="float">
            <text:p>-11.76</text:p>
          </table:table-cell>
          <table:table-cell office:value-type="float" office:value="11.76" calcext:value-type="float">
            <text:p>11.76</text:p>
          </table:table-cell>
          <table:table-cell office:value-type="float" office:value="1423.18514851485" calcext:value-type="float">
            <text:p>1423.18514851485</text:p>
          </table:table-cell>
          <table:table-cell office:value-type="float" office:value="1446.70514851485" calcext:value-type="float">
            <text:p>1446.70514851485</text:p>
          </table:table-cell>
          <table:table-cell office:value-type="float" office:value="0.509490483750146" calcext:value-type="float">
            <text:p>0.509490483750146</text:p>
          </table:table-cell>
          <table:table-cell office:value-type="float" office:value="0.50975561669129" calcext:value-type="float">
            <text:p>0.50975561669129</text:p>
          </table:table-cell>
          <table:table-cell office:value-type="float" office:value="0.0329273101379779" calcext:value-type="float">
            <text:p>0.0329273101379779</text:p>
          </table:table-cell>
          <table:table-cell office:value-type="float" office:value="0.0595471731536198" calcext:value-type="float">
            <text:p>0.0595471731536198</text:p>
          </table:table-cell>
          <table:table-cell office:value-type="float" office:value="22.913400798611" calcext:value-type="float">
            <text:p>22.913400798611</text:p>
          </table:table-cell>
          <table:table-cell office:value-type="float" office:value="41.5749217447342" calcext:value-type="float">
            <text:p>41.5749217447342</text:p>
          </table:table-cell>
          <table:table-cell office:value-type="float" office:value="1446.28359152675" calcext:value-type="float">
            <text:p>1446.28359152675</text:p>
          </table:table-cell>
          <table:table-cell office:value-type="float" office:value="1488.09319831442" calcext:value-type="float">
            <text:p>1488.09319831442</text:p>
          </table:table-cell>
          <table:table-cell office:value-type="float" office:value="1477.6407966175" calcext:value-type="float">
            <text:p>1477.6407966175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float" office:value="-9.72" calcext:value-type="float">
            <text:p>-9.72</text:p>
          </table:table-cell>
          <table:table-cell office:value-type="float" office:value="9.72" calcext:value-type="float">
            <text:p>9.72</text:p>
          </table:table-cell>
          <table:table-cell office:value-type="float" office:value="1387.98396039604" calcext:value-type="float">
            <text:p>1387.98396039604</text:p>
          </table:table-cell>
          <table:table-cell office:value-type="float" office:value="1407.42396039604" calcext:value-type="float">
            <text:p>1407.42396039604</text:p>
          </table:table-cell>
          <table:table-cell office:value-type="float" office:value="0.509107472215778" calcext:value-type="float">
            <text:p>0.509107472215778</text:p>
          </table:table-cell>
          <table:table-cell office:value-type="float" office:value="0.509317394080362" calcext:value-type="float">
            <text:p>0.509317394080362</text:p>
          </table:table-cell>
          <table:table-cell office:value-type="float" office:value="0.00460665655254922" calcext:value-type="float">
            <text:p>0.00460665655254922</text:p>
          </table:table-cell>
          <table:table-cell office:value-type="float" office:value="0.0250540184674516" calcext:value-type="float">
            <text:p>0.0250540184674516</text:p>
          </table:table-cell>
          <table:table-cell office:value-type="float" office:value="3.20112341125787" calcext:value-type="float">
            <text:p>3.20112341125787</text:p>
          </table:table-cell>
          <table:table-cell office:value-type="float" office:value="17.4239076669777" calcext:value-type="float">
            <text:p>17.4239076669777</text:p>
          </table:table-cell>
          <table:table-cell office:value-type="float" office:value="1391.33096541521" calcext:value-type="float">
            <text:p>1391.33096541521</text:p>
          </table:table-cell>
          <table:table-cell office:value-type="float" office:value="1424.70163531548" calcext:value-type="float">
            <text:p>1424.70163531548</text:p>
          </table:table-cell>
          <table:table-cell office:value-type="float" office:value="1416.35896784041" calcext:value-type="float">
            <text:p>1416.35896784041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371.54712871287" calcext:value-type="float">
            <text:p>1371.54712871287</text:p>
          </table:table-cell>
          <table:table-cell office:value-type="float" office:value="1385.14712871287" calcext:value-type="float">
            <text:p>1385.14712871287</text:p>
          </table:table-cell>
          <table:table-cell office:value-type="float" office:value="0.508931922518776" calcext:value-type="float">
            <text:p>0.508931922518776</text:p>
          </table:table-cell>
          <table:table-cell office:value-type="float" office:value="0.509077078978442" calcext:value-type="float">
            <text:p>0.509077078978442</text:p>
          </table:table-cell>
          <table:table-cell office:value-type="float" office:value="-0.000201339333471218" calcext:value-type="float">
            <text:p>-0.000201339333471218</text:p>
          </table:table-cell>
          <table:table-cell office:value-type="float" office:value="0.00538525809796453" calcext:value-type="float">
            <text:p>0.00538525809796453</text:p>
          </table:table-cell>
          <table:table-cell office:value-type="float" office:value="-0.139904905988482" calcext:value-type="float">
            <text:p>-0.139904905988482</text:p>
          </table:table-cell>
          <table:table-cell office:value-type="float" office:value="3.74220530900862" calcext:value-type="float">
            <text:p>3.74220530900862</text:p>
          </table:table-cell>
          <table:table-cell office:value-type="float" office:value="1371.50808885339" calcext:value-type="float">
            <text:p>1371.50808885339</text:p>
          </table:table-cell>
          <table:table-cell office:value-type="float" office:value="1388.78845759328" calcext:value-type="float">
            <text:p>1388.78845759328</text:p>
          </table:table-cell>
          <table:table-cell office:value-type="float" office:value="1384.46836540831" calcext:value-type="float">
            <text:p>1384.46836540831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318.07623762376" calcext:value-type="float">
            <text:p>1318.07623762376</text:p>
          </table:table-cell>
          <table:table-cell office:value-type="float" office:value="1334.39623762376" calcext:value-type="float">
            <text:p>1334.39623762376</text:p>
          </table:table-cell>
          <table:table-cell office:value-type="float" office:value="0.508360730845695" calcext:value-type="float">
            <text:p>0.508360730845695</text:p>
          </table:table-cell>
          <table:table-cell office:value-type="float" office:value="0.508536291901606" calcext:value-type="float">
            <text:p>0.508536291901606</text:p>
          </table:table-cell>
          <table:table-cell office:value-type="float" office:value="0.0316096934998534" calcext:value-type="float">
            <text:p>0.0316096934998534</text:p>
          </table:table-cell>
          <table:table-cell office:value-type="float" office:value="0.0705866375753581" calcext:value-type="float">
            <text:p>0.0705866375753581</text:p>
          </table:table-cell>
          <table:table-cell office:value-type="float" office:value="21.9939971020915" calcext:value-type="float">
            <text:p>21.9939971020915</text:p>
          </table:table-cell>
          <table:table-cell office:value-type="float" office:value="49.3784168728044" calcext:value-type="float">
            <text:p>49.3784168728044</text:p>
          </table:table-cell>
          <table:table-cell office:value-type="float" office:value="1340.19271929928" calcext:value-type="float">
            <text:p>1340.19271929928</text:p>
          </table:table-cell>
          <table:table-cell office:value-type="float" office:value="1383.65018773522" calcext:value-type="float">
            <text:p>1383.65018773522</text:p>
          </table:table-cell>
          <table:table-cell office:value-type="float" office:value="1372.78582062624" calcext:value-type="float">
            <text:p>1372.7858206262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20.72" calcext:value-type="float">
            <text:p>-20.72</text:p>
          </table:table-cell>
          <table:table-cell office:value-type="float" office:value="20.72" calcext:value-type="float">
            <text:p>20.72</text:p>
          </table:table-cell>
          <table:table-cell office:value-type="float" office:value="1039.84455445545" calcext:value-type="float">
            <text:p>1039.84455445545</text:p>
          </table:table-cell>
          <table:table-cell office:value-type="float" office:value="1081.28455445545" calcext:value-type="float">
            <text:p>1081.28455445545</text:p>
          </table:table-cell>
          <table:table-cell office:value-type="float" office:value="0.504190851799072" calcext:value-type="float">
            <text:p>0.504190851799072</text:p>
          </table:table-cell>
          <table:table-cell office:value-type="float" office:value="0.505045201789927" calcext:value-type="float">
            <text:p>0.505045201789927</text:p>
          </table:table-cell>
          <table:table-cell office:value-type="float" office:value="-0.098795201789927" calcext:value-type="float">
            <text:p>-0.098795201789927</text:p>
          </table:table-cell>
          <table:table-cell office:value-type="float" office:value="0.095809148200928" calcext:value-type="float">
            <text:p>0.095809148200928</text:p>
          </table:table-cell>
          <table:table-cell office:value-type="float" office:value="-69.5648773244311" calcext:value-type="float">
            <text:p>-69.5648773244311</text:p>
          </table:table-cell>
          <table:table-cell office:value-type="float" office:value="67.4082749808123" calcext:value-type="float">
            <text:p>67.4082749808123</text:p>
          </table:table-cell>
          <table:table-cell office:value-type="float" office:value="970.89724343404" calcext:value-type="float">
            <text:p>970.89724343404</text:p>
          </table:table-cell>
          <table:table-cell office:value-type="float" office:value="1148.07674627469" calcext:value-type="float">
            <text:p>1148.07674627469</text:p>
          </table:table-cell>
          <table:table-cell office:value-type="float" office:value="1103.78187056452" calcext:value-type="float">
            <text:p>1103.78187056452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1.4920634920635" calcext:value-type="float">
            <text:p>-11.4920634920635</text:p>
          </table:table-cell>
          <table:table-cell office:value-type="float" office:value="11.4920634920635" calcext:value-type="float">
            <text:p>11.4920634920635</text:p>
          </table:table-cell>
          <table:table-cell office:value-type="float" office:value="957.823908730159" calcext:value-type="float">
            <text:p>957.823908730159</text:p>
          </table:table-cell>
          <table:table-cell office:value-type="float" office:value="980.808035714286" calcext:value-type="float">
            <text:p>980.808035714286</text:p>
          </table:table-cell>
          <table:table-cell office:value-type="float" office:value="0.502123439627443" calcext:value-type="float">
            <text:p>0.502123439627443</text:p>
          </table:table-cell>
          <table:table-cell office:value-type="float" office:value="0.502758289031597" calcext:value-type="float">
            <text:p>0.502758289031597</text:p>
          </table:table-cell>
          <table:table-cell office:value-type="float" office:value="0.015098853825546" calcext:value-type="float">
            <text:p>0.015098853825546</text:p>
          </table:table-cell>
          <table:table-cell office:value-type="float" office:value="0.0402494417284897" calcext:value-type="float">
            <text:p>0.0402494417284897</text:p>
          </table:table-cell>
          <table:table-cell office:value-type="float" office:value="10.4949491354405" calcext:value-type="float">
            <text:p>10.4949491354405</text:p>
          </table:table-cell>
          <table:table-cell office:value-type="float" office:value="28.0288246010635" calcext:value-type="float">
            <text:p>28.0288246010635</text:p>
          </table:table-cell>
          <table:table-cell office:value-type="float" office:value="968.760416240004" calcext:value-type="float">
            <text:p>968.760416240004</text:p>
          </table:table-cell>
          <table:table-cell office:value-type="float" office:value="1008.39288994507" calcext:value-type="float">
            <text:p>1008.39288994507</text:p>
          </table:table-cell>
          <table:table-cell office:value-type="float" office:value="998.484771518803" calcext:value-type="float">
            <text:p>998.484771518803</text:p>
          </table:table-cell>
        </table:table-row>
      </table:table>
      <table:table table:name="Ranked_Full" table:style-name="ta1"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5.84" calcext:value-type="float">
            <text:p>-5.84</text:p>
          </table:table-cell>
          <table:table-cell office:value-type="float" office:value="5.84" calcext:value-type="float">
            <text:p>5.84</text:p>
          </table:table-cell>
          <table:table-cell office:value-type="float" office:value="2074.93306930693" calcext:value-type="float">
            <text:p>2074.93306930693</text:p>
          </table:table-cell>
          <table:table-cell office:value-type="float" office:value="2086.61306930693" calcext:value-type="float">
            <text:p>2086.61306930693</text:p>
          </table:table-cell>
          <table:table-cell office:value-type="float" office:value="0.530032451244704" calcext:value-type="float">
            <text:p>0.530032451244704</text:p>
          </table:table-cell>
          <table:table-cell office:value-type="float" office:value="0.530834732757987" calcext:value-type="float">
            <text:p>0.530834732757987</text:p>
          </table:table-cell>
          <table:table-cell office:value-type="float" office:value="-0.0269866055132456" calcext:value-type="float">
            <text:p>-0.0269866055132456</text:p>
          </table:table-cell>
          <table:table-cell office:value-type="float" office:value="-0.0256469389136755" calcext:value-type="float">
            <text:p>-0.0256469389136755</text:p>
          </table:table-cell>
          <table:table-cell office:value-type="float" office:value="-18.7704551408622" calcext:value-type="float">
            <text:p>-18.7704551408622</text:p>
          </table:table-cell>
          <table:table-cell office:value-type="float" office:value="-17.836972860736" calcext:value-type="float">
            <text:p>-17.836972860736</text:p>
          </table:table-cell>
          <table:table-cell office:value-type="float" office:value="2056.72167713563" calcext:value-type="float">
            <text:p>2056.72167713563</text:p>
          </table:table-cell>
          <table:table-cell office:value-type="float" office:value="2068.21709690006" calcext:value-type="float">
            <text:p>2068.21709690006</text:p>
          </table:table-cell>
          <table:table-cell office:value-type="float" office:value="2065.34324195895" calcext:value-type="float">
            <text:p>2065.34324195895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2036.77445544554" calcext:value-type="float">
            <text:p>2036.77445544554</text:p>
          </table:table-cell>
          <table:table-cell office:value-type="float" office:value="2051.65445544554" calcext:value-type="float">
            <text:p>2051.65445544554</text:p>
          </table:table-cell>
          <table:table-cell office:value-type="float" office:value="0.527561347793449" calcext:value-type="float">
            <text:p>0.527561347793449</text:p>
          </table:table-cell>
          <table:table-cell office:value-type="float" office:value="0.52849809574746" calcext:value-type="float">
            <text:p>0.52849809574746</text:p>
          </table:table-cell>
          <table:table-cell office:value-type="float" office:value="-0.0265620408741337" calcext:value-type="float">
            <text:p>-0.0265620408741337</text:p>
          </table:table-cell>
          <table:table-cell office:value-type="float" office:value="-0.0248929021630283" calcext:value-type="float">
            <text:p>-0.0248929021630283</text:p>
          </table:table-cell>
          <table:table-cell office:value-type="float" office:value="-18.4745890113556" calcext:value-type="float">
            <text:p>-18.4745890113556</text:p>
          </table:table-cell>
          <table:table-cell office:value-type="float" office:value="-17.3116725986173" calcext:value-type="float">
            <text:p>-17.3116725986173</text:p>
          </table:table-cell>
          <table:table-cell office:value-type="float" office:value="2018.95256340679" calcext:value-type="float">
            <text:p>2018.95256340679</text:p>
          </table:table-cell>
          <table:table-cell office:value-type="float" office:value="2033.69018451612" calcext:value-type="float">
            <text:p>2033.69018451612</text:p>
          </table:table-cell>
          <table:table-cell office:value-type="float" office:value="2030.00577923879" calcext:value-type="float">
            <text:p>2030.0057792387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6.6" calcext:value-type="float">
            <text:p>-6.6</text:p>
          </table:table-cell>
          <table:table-cell office:value-type="float" office:value="6.6" calcext:value-type="float">
            <text:p>6.6</text:p>
          </table:table-cell>
          <table:table-cell office:value-type="float" office:value="1956.63782178218" calcext:value-type="float">
            <text:p>1956.63782178218</text:p>
          </table:table-cell>
          <table:table-cell office:value-type="float" office:value="1969.83782178218" calcext:value-type="float">
            <text:p>1969.83782178218</text:p>
          </table:table-cell>
          <table:table-cell office:value-type="float" office:value="0.523073449321258" calcext:value-type="float">
            <text:p>0.523073449321258</text:p>
          </table:table-cell>
          <table:table-cell office:value-type="float" office:value="0.523750746650916" calcext:value-type="float">
            <text:p>0.523750746650916</text:p>
          </table:table-cell>
          <table:table-cell office:value-type="float" office:value="-0.00335043872174023" calcext:value-type="float">
            <text:p>-0.00335043872174023</text:p>
          </table:table-cell>
          <table:table-cell office:value-type="float" office:value="0.00456882710150608" calcext:value-type="float">
            <text:p>0.00456882710150608</text:p>
          </table:table-cell>
          <table:table-cell office:value-type="float" office:value="-2.32815812463936" calcext:value-type="float">
            <text:p>-2.32815812463936</text:p>
          </table:table-cell>
          <table:table-cell office:value-type="float" office:value="3.17483460305735" calcext:value-type="float">
            <text:p>3.17483460305735</text:p>
          </table:table-cell>
          <table:table-cell office:value-type="float" office:value="1954.78031519502" calcext:value-type="float">
            <text:p>1954.78031519502</text:p>
          </table:table-cell>
          <table:table-cell office:value-type="float" office:value="1972.54198823532" calcext:value-type="float">
            <text:p>1972.54198823532</text:p>
          </table:table-cell>
          <table:table-cell office:value-type="float" office:value="1968.10156997525" calcext:value-type="float">
            <text:p>1968.10156997525</text:p>
          </table:table-cell>
        </table:table-row>
        <table:table-row table:style-name="ro1">
          <table:table-cell office:value-type="string" calcext:value-type="string">
            <text:p>Snapy_</text:p>
          </table:table-cell>
          <table:table-cell office:value-type="float" office:value="-10.12" calcext:value-type="float">
            <text:p>-10.12</text:p>
          </table:table-cell>
          <table:table-cell office:value-type="float" office:value="10.12" calcext:value-type="float">
            <text:p>10.12</text:p>
          </table:table-cell>
          <table:table-cell office:value-type="float" office:value="1924.74910891089" calcext:value-type="float">
            <text:p>1924.74910891089</text:p>
          </table:table-cell>
          <table:table-cell office:value-type="float" office:value="1944.98910891089" calcext:value-type="float">
            <text:p>1944.98910891089</text:p>
          </table:table-cell>
          <table:table-cell office:value-type="float" office:value="0.521532035883602" calcext:value-type="float">
            <text:p>0.521532035883602</text:p>
          </table:table-cell>
          <table:table-cell office:value-type="float" office:value="0.52249505363842" calcext:value-type="float">
            <text:p>0.52249505363842</text:p>
          </table:table-cell>
          <table:table-cell office:value-type="float" office:value="0.0327854744143856" calcext:value-type="float">
            <text:p>0.0327854744143856</text:p>
          </table:table-cell>
          <table:table-cell office:value-type="float" office:value="0.0388468117880629" calcext:value-type="float">
            <text:p>0.0388468117880629</text:p>
          </table:table-cell>
          <table:table-cell office:value-type="float" office:value="22.8144158085673" calcext:value-type="float">
            <text:p>22.8144158085673</text:p>
          </table:table-cell>
          <table:table-cell office:value-type="float" office:value="27.0480408360521" calcext:value-type="float">
            <text:p>27.0480408360521</text:p>
          </table:table-cell>
          <table:table-cell office:value-type="float" office:value="1948.23567365384" calcext:value-type="float">
            <text:p>1948.23567365384</text:p>
          </table:table-cell>
          <table:table-cell office:value-type="float" office:value="1971.36401310914" calcext:value-type="float">
            <text:p>1971.36401310914</text:p>
          </table:table-cell>
          <table:table-cell office:value-type="float" office:value="1965.58192824531" calcext:value-type="float">
            <text:p>1965.5819282453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933.16396039604" calcext:value-type="float">
            <text:p>1933.16396039604</text:p>
          </table:table-cell>
          <table:table-cell office:value-type="float" office:value="1949.96396039604" calcext:value-type="float">
            <text:p>1949.96396039604</text:p>
          </table:table-cell>
          <table:table-cell office:value-type="float" office:value="0.521926031323059" calcext:value-type="float">
            <text:p>0.521926031323059</text:p>
          </table:table-cell>
          <table:table-cell office:value-type="float" office:value="0.522739881111628" calcext:value-type="float">
            <text:p>0.522739881111628</text:p>
          </table:table-cell>
          <table:table-cell office:value-type="float" office:value="-0.0118871679333329" calcext:value-type="float">
            <text:p>-0.0118871679333329</text:p>
          </table:table-cell>
          <table:table-cell office:value-type="float" office:value="-0.00555698370401103" calcext:value-type="float">
            <text:p>-0.00555698370401103</text:p>
          </table:table-cell>
          <table:table-cell office:value-type="float" office:value="-8.26160707614807" calcext:value-type="float">
            <text:p>-8.26160707614807</text:p>
          </table:table-cell>
          <table:table-cell office:value-type="float" office:value="-3.86154677222459" calcext:value-type="float">
            <text:p>-3.86154677222459</text:p>
          </table:table-cell>
          <table:table-cell office:value-type="float" office:value="1925.46817249149" calcext:value-type="float">
            <text:p>1925.46817249149</text:p>
          </table:table-cell>
          <table:table-cell office:value-type="float" office:value="1945.53681227353" calcext:value-type="float">
            <text:p>1945.53681227353</text:p>
          </table:table-cell>
          <table:table-cell office:value-type="float" office:value="1940.51965232802" calcext:value-type="float">
            <text:p>1940.51965232802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1901.71267326733" calcext:value-type="float">
            <text:p>1901.71267326733</text:p>
          </table:table-cell>
          <table:table-cell office:value-type="float" office:value="1916.59267326733" calcext:value-type="float">
            <text:p>1916.59267326733</text:p>
          </table:table-cell>
          <table:table-cell office:value-type="float" office:value="0.520498743327451" calcext:value-type="float">
            <text:p>0.520498743327451</text:p>
          </table:table-cell>
          <table:table-cell office:value-type="float" office:value="0.521158666722326" calcext:value-type="float">
            <text:p>0.521158666722326</text:p>
          </table:table-cell>
          <table:table-cell office:value-type="float" office:value="-0.00741260166461311" calcext:value-type="float">
            <text:p>-0.00741260166461311</text:p>
          </table:table-cell>
          <table:table-cell office:value-type="float" office:value="-0.0054308316126801" calcext:value-type="float">
            <text:p>-0.0054308316126801</text:p>
          </table:table-cell>
          <table:table-cell office:value-type="float" office:value="-5.1511806082187" calcext:value-type="float">
            <text:p>-5.1511806082187</text:p>
          </table:table-cell>
          <table:table-cell office:value-type="float" office:value="-3.77387673574003" calcext:value-type="float">
            <text:p>-3.77387673574003</text:p>
          </table:table-cell>
          <table:table-cell office:value-type="float" office:value="1897.0201464992" calcext:value-type="float">
            <text:p>1897.0201464992</text:p>
          </table:table-cell>
          <table:table-cell office:value-type="float" office:value="1912.36017384201" calcext:value-type="float">
            <text:p>1912.36017384201</text:p>
          </table:table-cell>
          <table:table-cell office:value-type="float" office:value="1908.52516700631" calcext:value-type="float">
            <text:p>1908.52516700631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16.48" calcext:value-type="float">
            <text:p>-16.48</text:p>
          </table:table-cell>
          <table:table-cell office:value-type="float" office:value="16.48" calcext:value-type="float">
            <text:p>16.48</text:p>
          </table:table-cell>
          <table:table-cell office:value-type="float" office:value="1779.00059405941" calcext:value-type="float">
            <text:p>1779.00059405941</text:p>
          </table:table-cell>
          <table:table-cell office:value-type="float" office:value="1811.96059405941" calcext:value-type="float">
            <text:p>1811.96059405941</text:p>
          </table:table-cell>
          <table:table-cell office:value-type="float" office:value="0.51601037770533" calcext:value-type="float">
            <text:p>0.51601037770533</text:p>
          </table:table-cell>
          <table:table-cell office:value-type="float" office:value="0.517060322569511" calcext:value-type="float">
            <text:p>0.517060322569511</text:p>
          </table:table-cell>
          <table:table-cell office:value-type="float" office:value="0.00263397490256434" calcext:value-type="float">
            <text:p>0.00263397490256434</text:p>
          </table:table-cell>
          <table:table-cell office:value-type="float" office:value="0.00951166405801129" calcext:value-type="float">
            <text:p>0.00951166405801129</text:p>
          </table:table-cell>
          <table:table-cell office:value-type="float" office:value="1.83029015614796" calcext:value-type="float">
            <text:p>1.83029015614796</text:p>
          </table:table-cell>
          <table:table-cell office:value-type="float" office:value="6.6101785988051" calcext:value-type="float">
            <text:p>6.6101785988051</text:p>
          </table:table-cell>
          <table:table-cell office:value-type="float" office:value="1781.5604900238" calcext:value-type="float">
            <text:p>1781.5604900238</text:p>
          </table:table-cell>
          <table:table-cell office:value-type="float" office:value="1817.84096021194" calcext:value-type="float">
            <text:p>1817.84096021194</text:p>
          </table:table-cell>
          <table:table-cell office:value-type="float" office:value="1808.7708426649" calcext:value-type="float">
            <text:p>1808.7708426649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7.24" calcext:value-type="float">
            <text:p>-7.24</text:p>
          </table:table-cell>
          <table:table-cell office:value-type="float" office:value="7.24" calcext:value-type="float">
            <text:p>7.24</text:p>
          </table:table-cell>
          <table:table-cell office:value-type="float" office:value="1746.56514851485" calcext:value-type="float">
            <text:p>1746.56514851485</text:p>
          </table:table-cell>
          <table:table-cell office:value-type="float" office:value="1761.04514851485" calcext:value-type="float">
            <text:p>1761.04514851485</text:p>
          </table:table-cell>
          <table:table-cell office:value-type="float" office:value="0.515076481230873" calcext:value-type="float">
            <text:p>0.515076481230873</text:p>
          </table:table-cell>
          <table:table-cell office:value-type="float" office:value="0.515481712206262" calcext:value-type="float">
            <text:p>0.515481712206262</text:p>
          </table:table-cell>
          <table:table-cell office:value-type="float" office:value="0.0156658287773449" calcext:value-type="float">
            <text:p>0.0156658287773449</text:p>
          </table:table-cell>
          <table:table-cell office:value-type="float" office:value="0.0222369516049474" calcext:value-type="float">
            <text:p>0.0222369516049474</text:p>
          </table:table-cell>
          <table:table-cell office:value-type="float" office:value="10.8892969632574" calcext:value-type="float">
            <text:p>10.8892969632574</text:p>
          </table:table-cell>
          <table:table-cell office:value-type="float" office:value="15.4620162366767" calcext:value-type="float">
            <text:p>15.4620162366767</text:p>
          </table:table-cell>
          <table:table-cell office:value-type="float" office:value="1757.73631272118" calcext:value-type="float">
            <text:p>1757.73631272118</text:p>
          </table:table-cell>
          <table:table-cell office:value-type="float" office:value="1776.22503350116" calcext:value-type="float">
            <text:p>1776.22503350116</text:p>
          </table:table-cell>
          <table:table-cell office:value-type="float" office:value="1771.60285330616" calcext:value-type="float">
            <text:p>1771.60285330616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5.32" calcext:value-type="float">
            <text:p>-5.32</text:p>
          </table:table-cell>
          <table:table-cell office:value-type="float" office:value="5.32" calcext:value-type="float">
            <text:p>5.32</text:p>
          </table:table-cell>
          <table:table-cell office:value-type="float" office:value="1741.48930693069" calcext:value-type="float">
            <text:p>1741.48930693069</text:p>
          </table:table-cell>
          <table:table-cell office:value-type="float" office:value="1752.12930693069" calcext:value-type="float">
            <text:p>1752.12930693069</text:p>
          </table:table-cell>
          <table:table-cell office:value-type="float" office:value="0.514938753208535" calcext:value-type="float">
            <text:p>0.514938753208535</text:p>
          </table:table-cell>
          <table:table-cell office:value-type="float" office:value="0.515230017536748" calcext:value-type="float">
            <text:p>0.515230017536748</text:p>
          </table:table-cell>
          <table:table-cell office:value-type="float" office:value="-0.00745375559950368" calcext:value-type="float">
            <text:p>-0.00745375559950368</text:p>
          </table:table-cell>
          <table:table-cell office:value-type="float" office:value="-0.00597323596715615" calcext:value-type="float">
            <text:p>-0.00597323596715615</text:p>
          </table:table-cell>
          <table:table-cell office:value-type="float" office:value="-5.17978361267472" calcext:value-type="float">
            <text:p>-5.17978361267472</text:p>
          </table:table-cell>
          <table:table-cell office:value-type="float" office:value="-4.15082694511475" calcext:value-type="float">
            <text:p>-4.15082694511475</text:p>
          </table:table-cell>
          <table:table-cell office:value-type="float" office:value="1736.51195775559" calcext:value-type="float">
            <text:p>1736.51195775559</text:p>
          </table:table-cell>
          <table:table-cell office:value-type="float" office:value="1747.77605847993" calcext:value-type="float">
            <text:p>1747.77605847993</text:p>
          </table:table-cell>
          <table:table-cell office:value-type="float" office:value="1744.96003329885" calcext:value-type="float">
            <text:p>1744.96003329885</text:p>
          </table:table-cell>
        </table:table-row>
        <table:table-row table:style-name="ro1">
          <table:table-cell office:value-type="string" calcext:value-type="string">
            <text:p>Happytheandy</text:p>
          </table:table-cell>
          <table:table-cell office:value-type="float" office:value="-5.72" calcext:value-type="float">
            <text:p>-5.72</text:p>
          </table:table-cell>
          <table:table-cell office:value-type="float" office:value="5.72" calcext:value-type="float">
            <text:p>5.72</text:p>
          </table:table-cell>
          <table:table-cell office:value-type="float" office:value="1686.17782178218" calcext:value-type="float">
            <text:p>1686.17782178218</text:p>
          </table:table-cell>
          <table:table-cell office:value-type="float" office:value="1697.61782178218" calcext:value-type="float">
            <text:p>1697.61782178218</text:p>
          </table:table-cell>
          <table:table-cell office:value-type="float" office:value="0.513574070399514" calcext:value-type="float">
            <text:p>0.513574070399514</text:p>
          </table:table-cell>
          <table:table-cell office:value-type="float" office:value="0.513836782974461" calcext:value-type="float">
            <text:p>0.513836782974461</text:p>
          </table:table-cell>
          <table:table-cell office:value-type="float" office:value="0.0290866509002494" calcext:value-type="float">
            <text:p>0.0290866509002494</text:p>
          </table:table-cell>
          <table:table-cell office:value-type="float" office:value="0.0428169070440949" calcext:value-type="float">
            <text:p>0.0428169070440949</text:p>
          </table:table-cell>
          <table:table-cell office:value-type="float" office:value="20.2343210191639" calcext:value-type="float">
            <text:p>20.2343210191639</text:p>
          </table:table-cell>
          <table:table-cell office:value-type="float" office:value="29.8252818766642" calcext:value-type="float">
            <text:p>29.8252818766642</text:p>
          </table:table-cell>
          <table:table-cell office:value-type="float" office:value="1706.59531970681" calcext:value-type="float">
            <text:p>1706.59531970681</text:p>
          </table:table-cell>
          <table:table-cell office:value-type="float" office:value="1727.25921201622" calcext:value-type="float">
            <text:p>1727.25921201622</text:p>
          </table:table-cell>
          <table:table-cell office:value-type="float" office:value="1722.09323893887" calcext:value-type="float">
            <text:p>1722.09323893887</text:p>
          </table:table-cell>
        </table:table-row>
        <table:table-row table:style-name="ro1">
          <table:table-cell office:value-type="string" calcext:value-type="string">
            <text:p>gurastobbybufas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694.93623762376" calcext:value-type="float">
            <text:p>1694.93623762376</text:p>
          </table:table-cell>
          <table:table-cell office:value-type="float" office:value="1711.73623762376" calcext:value-type="float">
            <text:p>1711.73623762376</text:p>
          </table:table-cell>
          <table:table-cell office:value-type="float" office:value="0.513774328177119" calcext:value-type="float">
            <text:p>0.513774328177119</text:p>
          </table:table-cell>
          <table:table-cell office:value-type="float" office:value="0.514174655204753" calcext:value-type="float">
            <text:p>0.514174655204753</text:p>
          </table:table-cell>
          <table:table-cell office:value-type="float" office:value="-0.00818526930634489" calcext:value-type="float">
            <text:p>-0.00818526930634489</text:p>
          </table:table-cell>
          <table:table-cell office:value-type="float" office:value="-0.0069146869891199" calcext:value-type="float">
            <text:p>-0.0069146869891199</text:p>
          </table:table-cell>
          <table:table-cell office:value-type="float" office:value="-5.68821584145825" calcext:value-type="float">
            <text:p>-5.68821584145825</text:p>
          </table:table-cell>
          <table:table-cell office:value-type="float" office:value="-4.80512299029401" calcext:value-type="float">
            <text:p>-4.80512299029401</text:p>
          </table:table-cell>
          <table:table-cell office:value-type="float" office:value="1689.52626847384" calcext:value-type="float">
            <text:p>1689.52626847384</text:p>
          </table:table-cell>
          <table:table-cell office:value-type="float" office:value="1706.65288257045" calcext:value-type="float">
            <text:p>1706.65288257045</text:p>
          </table:table-cell>
          <table:table-cell office:value-type="float" office:value="1702.3712290463" calcext:value-type="float">
            <text:p>1702.3712290463</text:p>
          </table:table-cell>
        </table:table-row>
        <table:table-row table:style-name="ro1">
          <table:table-cell office:value-type="string" calcext:value-type="string">
            <text:p>DjSapsan</text:p>
          </table:table-cell>
          <table:table-cell office:value-type="float" office:value="-7.6" calcext:value-type="float">
            <text:p>-7.6</text:p>
          </table:table-cell>
          <table:table-cell office:value-type="float" office:value="7.6" calcext:value-type="float">
            <text:p>7.6</text:p>
          </table:table-cell>
          <table:table-cell office:value-type="float" office:value="1687.82811881188" calcext:value-type="float">
            <text:p>1687.82811881188</text:p>
          </table:table-cell>
          <table:table-cell office:value-type="float" office:value="1703.02811881188" calcext:value-type="float">
            <text:p>1703.02811881188</text:p>
          </table:table-cell>
          <table:table-cell office:value-type="float" office:value="0.513611371612552" calcext:value-type="float">
            <text:p>0.513611371612552</text:p>
          </table:table-cell>
          <table:table-cell office:value-type="float" office:value="0.513964446558502" calcext:value-type="float">
            <text:p>0.513964446558502</text:p>
          </table:table-cell>
          <table:table-cell office:value-type="float" office:value="-0.00135183394588934" calcext:value-type="float">
            <text:p>-0.00135183394588934</text:p>
          </table:table-cell>
          <table:table-cell office:value-type="float" office:value="0.00442748130141679" calcext:value-type="float">
            <text:p>0.00442748130141679</text:p>
          </table:table-cell>
          <table:table-cell office:value-type="float" office:value="-0.939352725876365" calcext:value-type="float">
            <text:p>-0.939352725876365</text:p>
          </table:table-cell>
          <table:table-cell office:value-type="float" office:value="3.07660953106742" calcext:value-type="float">
            <text:p>3.07660953106742</text:p>
          </table:table-cell>
          <table:table-cell office:value-type="float" office:value="1687.13410905295" calcext:value-type="float">
            <text:p>1687.13410905295</text:p>
          </table:table-cell>
          <table:table-cell office:value-type="float" office:value="1705.8593689965" calcext:value-type="float">
            <text:p>1705.8593689965</text:p>
          </table:table-cell>
          <table:table-cell office:value-type="float" office:value="1701.17805401062" calcext:value-type="float">
            <text:p>1701.17805401062</text:p>
          </table:table-cell>
        </table:table-row>
        <table:table-row table:style-name="ro1">
          <table:table-cell office:value-type="string" calcext:value-type="string">
            <text:p>hydur.</text:p>
          </table:table-cell>
          <table:table-cell office:value-type="float" office:value="-14.96" calcext:value-type="float">
            <text:p>-14.96</text:p>
          </table:table-cell>
          <table:table-cell office:value-type="float" office:value="14.96" calcext:value-type="float">
            <text:p>14.96</text:p>
          </table:table-cell>
          <table:table-cell office:value-type="float" office:value="1627.77207920792" calcext:value-type="float">
            <text:p>1627.77207920792</text:p>
          </table:table-cell>
          <table:table-cell office:value-type="float" office:value="1657.69207920792" calcext:value-type="float">
            <text:p>1657.69207920792</text:p>
          </table:table-cell>
          <table:table-cell office:value-type="float" office:value="0.512374410238294" calcext:value-type="float">
            <text:p>0.512374410238294</text:p>
          </table:table-cell>
          <table:table-cell office:value-type="float" office:value="0.512960653587668" calcext:value-type="float">
            <text:p>0.512960653587668</text:p>
          </table:table-cell>
          <table:table-cell office:value-type="float" office:value="0.0308459929380123" calcext:value-type="float">
            <text:p>0.0308459929380123</text:p>
          </table:table-cell>
          <table:table-cell office:value-type="float" office:value="0.0649451773905718" calcext:value-type="float">
            <text:p>0.0649451773905718</text:p>
          </table:table-cell>
          <table:table-cell office:value-type="float" office:value="21.4612453817229" calcext:value-type="float">
            <text:p>21.4612453817229</text:p>
          </table:table-cell>
          <table:table-cell office:value-type="float" office:value="45.3849273899158" calcext:value-type="float">
            <text:p>45.3849273899158</text:p>
          </table:table-cell>
          <table:table-cell office:value-type="float" office:value="1649.64227438353" calcext:value-type="float">
            <text:p>1649.64227438353</text:p>
          </table:table-cell>
          <table:table-cell office:value-type="float" office:value="1702.66271619399" calcext:value-type="float">
            <text:p>1702.66271619399</text:p>
          </table:table-cell>
          <table:table-cell office:value-type="float" office:value="1689.40760574137" calcext:value-type="float">
            <text:p>1689.40760574137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575.31128712871" calcext:value-type="float">
            <text:p>1575.31128712871</text:p>
          </table:table-cell>
          <table:table-cell office:value-type="float" office:value="1587.31128712871" calcext:value-type="float">
            <text:p>1587.31128712871</text:p>
          </table:table-cell>
          <table:table-cell office:value-type="float" office:value="0.511472274608449" calcext:value-type="float">
            <text:p>0.511472274608449</text:p>
          </table:table-cell>
          <table:table-cell office:value-type="float" office:value="0.511665773035626" calcext:value-type="float">
            <text:p>0.511665773035626</text:p>
          </table:table-cell>
          <table:table-cell office:value-type="float" office:value="0.0837099495077266" calcext:value-type="float">
            <text:p>0.0837099495077266</text:p>
          </table:table-cell>
          <table:table-cell office:value-type="float" office:value="0.106384868248694" calcext:value-type="float">
            <text:p>0.106384868248694</text:p>
          </table:table-cell>
          <table:table-cell office:value-type="float" office:value="58.7204259443238" calcext:value-type="float">
            <text:p>58.7204259443238</text:p>
          </table:table-cell>
          <table:table-cell office:value-type="float" office:value="75.0706278758944" calcext:value-type="float">
            <text:p>75.0706278758944</text:p>
          </table:table-cell>
          <table:table-cell office:value-type="float" office:value="1634.17005620019" calcext:value-type="float">
            <text:p>1634.17005620019</text:p>
          </table:table-cell>
          <table:table-cell office:value-type="float" office:value="1662.24109505964" calcext:value-type="float">
            <text:p>1662.24109505964</text:p>
          </table:table-cell>
          <table:table-cell office:value-type="float" office:value="1655.22333534478" calcext:value-type="float">
            <text:p>1655.22333534478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7.64" calcext:value-type="float">
            <text:p>-7.64</text:p>
          </table:table-cell>
          <table:table-cell office:value-type="float" office:value="7.64" calcext:value-type="float">
            <text:p>7.64</text:p>
          </table:table-cell>
          <table:table-cell office:value-type="float" office:value="1581.89326732673" calcext:value-type="float">
            <text:p>1581.89326732673</text:p>
          </table:table-cell>
          <table:table-cell office:value-type="float" office:value="1597.17326732673" calcext:value-type="float">
            <text:p>1597.17326732673</text:p>
          </table:table-cell>
          <table:table-cell office:value-type="float" office:value="0.511577524623999" calcext:value-type="float">
            <text:p>0.511577524623999</text:p>
          </table:table-cell>
          <table:table-cell office:value-type="float" office:value="0.511830260521504" calcext:value-type="float">
            <text:p>0.511830260521504</text:p>
          </table:table-cell>
          <table:table-cell office:value-type="float" office:value="0.000647457838567345" calcext:value-type="float">
            <text:p>0.000647457838567345</text:p>
          </table:table-cell>
          <table:table-cell office:value-type="float" office:value="0.00623069455408354" calcext:value-type="float">
            <text:p>0.00623069455408354</text:p>
          </table:table-cell>
          <table:table-cell office:value-type="float" office:value="0.449900037952924" calcext:value-type="float">
            <text:p>0.449900037952924</text:p>
          </table:table-cell>
          <table:table-cell office:value-type="float" office:value="4.32975414755191" calcext:value-type="float">
            <text:p>4.32975414755191</text:p>
          </table:table-cell>
          <table:table-cell office:value-type="float" office:value="1582.51878667814" calcext:value-type="float">
            <text:p>1582.51878667814</text:p>
          </table:table-cell>
          <table:table-cell office:value-type="float" office:value="1601.32737640137" calcext:value-type="float">
            <text:p>1601.32737640137</text:p>
          </table:table-cell>
          <table:table-cell office:value-type="float" office:value="1596.62522897056" calcext:value-type="float">
            <text:p>1596.62522897056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float" office:value="-4.64" calcext:value-type="float">
            <text:p>-4.64</text:p>
          </table:table-cell>
          <table:table-cell office:value-type="float" office:value="4.64" calcext:value-type="float">
            <text:p>4.64</text:p>
          </table:table-cell>
          <table:table-cell office:value-type="float" office:value="1548.45623762376" calcext:value-type="float">
            <text:p>1548.45623762376</text:p>
          </table:table-cell>
          <table:table-cell office:value-type="float" office:value="1557.73623762376" calcext:value-type="float">
            <text:p>1557.73623762376</text:p>
          </table:table-cell>
          <table:table-cell office:value-type="float" office:value="0.511063795603475" calcext:value-type="float">
            <text:p>0.511063795603475</text:p>
          </table:table-cell>
          <table:table-cell office:value-type="float" office:value="0.511201290471646" calcext:value-type="float">
            <text:p>0.511201290471646</text:p>
          </table:table-cell>
          <table:table-cell office:value-type="float" office:value="-0.00285868757954355" calcext:value-type="float">
            <text:p>-0.00285868757954355</text:p>
          </table:table-cell>
          <table:table-cell office:value-type="float" office:value="0.00178810158134723" calcext:value-type="float">
            <text:p>0.00178810158134723</text:p>
          </table:table-cell>
          <table:table-cell office:value-type="float" office:value="-1.9864412307529" calcext:value-type="float">
            <text:p>-1.9864412307529</text:p>
          </table:table-cell>
          <table:table-cell office:value-type="float" office:value="1.24250553669257" calcext:value-type="float">
            <text:p>1.24250553669257</text:p>
          </table:table-cell>
          <table:table-cell office:value-type="float" office:value="1546.56534058844" calcext:value-type="float">
            <text:p>1546.56534058844</text:p>
          </table:table-cell>
          <table:table-cell office:value-type="float" office:value="1558.88320081003" calcext:value-type="float">
            <text:p>1558.88320081003</text:p>
          </table:table-cell>
          <table:table-cell office:value-type="float" office:value="1555.80373575464" calcext:value-type="float">
            <text:p>1555.8037357546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512.78693069307" calcext:value-type="float">
            <text:p>1512.78693069307</text:p>
          </table:table-cell>
          <table:table-cell office:value-type="float" office:value="1523.10693069307" calcext:value-type="float">
            <text:p>1523.10693069307</text:p>
          </table:table-cell>
          <table:table-cell office:value-type="float" office:value="0.510567547705445" calcext:value-type="float">
            <text:p>0.510567547705445</text:p>
          </table:table-cell>
          <table:table-cell office:value-type="float" office:value="0.510706201187193" calcext:value-type="float">
            <text:p>0.510706201187193</text:p>
          </table:table-cell>
          <table:table-cell office:value-type="float" office:value="-0.00717678942248678" calcext:value-type="float">
            <text:p>-0.00717678942248678</text:p>
          </table:table-cell>
          <table:table-cell office:value-type="float" office:value="-0.00370779160788393" calcext:value-type="float">
            <text:p>-0.00370779160788393</text:p>
          </table:table-cell>
          <table:table-cell office:value-type="float" office:value="-4.98728659144916" calcext:value-type="float">
            <text:p>-4.98728659144916</text:p>
          </table:table-cell>
          <table:table-cell office:value-type="float" office:value="-2.57648472497046" calcext:value-type="float">
            <text:p>-2.57648472497046</text:p>
          </table:table-cell>
          <table:table-cell office:value-type="float" office:value="1507.89600988153" calcext:value-type="float">
            <text:p>1507.89600988153</text:p>
          </table:table-cell>
          <table:table-cell office:value-type="float" office:value="1520.43409416179" calcext:value-type="float">
            <text:p>1520.43409416179</text:p>
          </table:table-cell>
          <table:table-cell office:value-type="float" office:value="1517.29957309173" calcext:value-type="float">
            <text:p>1517.2995730917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11.76" calcext:value-type="float">
            <text:p>-11.76</text:p>
          </table:table-cell>
          <table:table-cell office:value-type="float" office:value="11.76" calcext:value-type="float">
            <text:p>11.76</text:p>
          </table:table-cell>
          <table:table-cell office:value-type="float" office:value="1423.18514851485" calcext:value-type="float">
            <text:p>1423.18514851485</text:p>
          </table:table-cell>
          <table:table-cell office:value-type="float" office:value="1446.70514851485" calcext:value-type="float">
            <text:p>1446.70514851485</text:p>
          </table:table-cell>
          <table:table-cell office:value-type="float" office:value="0.509490483750146" calcext:value-type="float">
            <text:p>0.509490483750146</text:p>
          </table:table-cell>
          <table:table-cell office:value-type="float" office:value="0.50975561669129" calcext:value-type="float">
            <text:p>0.50975561669129</text:p>
          </table:table-cell>
          <table:table-cell office:value-type="float" office:value="0.0329273101379779" calcext:value-type="float">
            <text:p>0.0329273101379779</text:p>
          </table:table-cell>
          <table:table-cell office:value-type="float" office:value="0.0595471731536198" calcext:value-type="float">
            <text:p>0.0595471731536198</text:p>
          </table:table-cell>
          <table:table-cell office:value-type="float" office:value="22.913400798611" calcext:value-type="float">
            <text:p>22.913400798611</text:p>
          </table:table-cell>
          <table:table-cell office:value-type="float" office:value="41.5749217447342" calcext:value-type="float">
            <text:p>41.5749217447342</text:p>
          </table:table-cell>
          <table:table-cell office:value-type="float" office:value="1446.28359152675" calcext:value-type="float">
            <text:p>1446.28359152675</text:p>
          </table:table-cell>
          <table:table-cell office:value-type="float" office:value="1488.09319831442" calcext:value-type="float">
            <text:p>1488.09319831442</text:p>
          </table:table-cell>
          <table:table-cell office:value-type="float" office:value="1477.6407966175" calcext:value-type="float">
            <text:p>1477.6407966175</text:p>
          </table:table-cell>
        </table:table-row>
        <table:table-row table:style-name="ro1">
          <table:table-cell office:value-type="string" calcext:value-type="string">
            <text:p>Flying Mouse -AOE-</text:p>
          </table:table-cell>
          <table:table-cell office:value-type="float" office:value="-9.72" calcext:value-type="float">
            <text:p>-9.72</text:p>
          </table:table-cell>
          <table:table-cell office:value-type="float" office:value="9.72" calcext:value-type="float">
            <text:p>9.72</text:p>
          </table:table-cell>
          <table:table-cell office:value-type="float" office:value="1387.98396039604" calcext:value-type="float">
            <text:p>1387.98396039604</text:p>
          </table:table-cell>
          <table:table-cell office:value-type="float" office:value="1407.42396039604" calcext:value-type="float">
            <text:p>1407.42396039604</text:p>
          </table:table-cell>
          <table:table-cell office:value-type="float" office:value="0.509107472215778" calcext:value-type="float">
            <text:p>0.509107472215778</text:p>
          </table:table-cell>
          <table:table-cell office:value-type="float" office:value="0.509317394080362" calcext:value-type="float">
            <text:p>0.509317394080362</text:p>
          </table:table-cell>
          <table:table-cell office:value-type="float" office:value="0.00460665655254922" calcext:value-type="float">
            <text:p>0.00460665655254922</text:p>
          </table:table-cell>
          <table:table-cell office:value-type="float" office:value="0.0250540184674516" calcext:value-type="float">
            <text:p>0.0250540184674516</text:p>
          </table:table-cell>
          <table:table-cell office:value-type="float" office:value="3.20112341125787" calcext:value-type="float">
            <text:p>3.20112341125787</text:p>
          </table:table-cell>
          <table:table-cell office:value-type="float" office:value="17.4239076669777" calcext:value-type="float">
            <text:p>17.4239076669777</text:p>
          </table:table-cell>
          <table:table-cell office:value-type="float" office:value="1391.33096541521" calcext:value-type="float">
            <text:p>1391.33096541521</text:p>
          </table:table-cell>
          <table:table-cell office:value-type="float" office:value="1424.70163531548" calcext:value-type="float">
            <text:p>1424.70163531548</text:p>
          </table:table-cell>
          <table:table-cell office:value-type="float" office:value="1416.35896784041" calcext:value-type="float">
            <text:p>1416.35896784041</text:p>
          </table:table-cell>
        </table:table-row>
        <table:table-row table:style-name="ro1">
          <table:table-cell office:value-type="string" calcext:value-type="string">
            <text:p>ALIKOG 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371.54712871287" calcext:value-type="float">
            <text:p>1371.54712871287</text:p>
          </table:table-cell>
          <table:table-cell office:value-type="float" office:value="1385.14712871287" calcext:value-type="float">
            <text:p>1385.14712871287</text:p>
          </table:table-cell>
          <table:table-cell office:value-type="float" office:value="0.508931922518776" calcext:value-type="float">
            <text:p>0.508931922518776</text:p>
          </table:table-cell>
          <table:table-cell office:value-type="float" office:value="0.509077078978442" calcext:value-type="float">
            <text:p>0.509077078978442</text:p>
          </table:table-cell>
          <table:table-cell office:value-type="float" office:value="-0.000201339333471218" calcext:value-type="float">
            <text:p>-0.000201339333471218</text:p>
          </table:table-cell>
          <table:table-cell office:value-type="float" office:value="0.00538525809796453" calcext:value-type="float">
            <text:p>0.00538525809796453</text:p>
          </table:table-cell>
          <table:table-cell office:value-type="float" office:value="-0.139904905988482" calcext:value-type="float">
            <text:p>-0.139904905988482</text:p>
          </table:table-cell>
          <table:table-cell office:value-type="float" office:value="3.74220530900862" calcext:value-type="float">
            <text:p>3.74220530900862</text:p>
          </table:table-cell>
          <table:table-cell office:value-type="float" office:value="1371.50808885339" calcext:value-type="float">
            <text:p>1371.50808885339</text:p>
          </table:table-cell>
          <table:table-cell office:value-type="float" office:value="1388.78845759328" calcext:value-type="float">
            <text:p>1388.78845759328</text:p>
          </table:table-cell>
          <table:table-cell office:value-type="float" office:value="1384.46836540831" calcext:value-type="float">
            <text:p>1384.46836540831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318.07623762376" calcext:value-type="float">
            <text:p>1318.07623762376</text:p>
          </table:table-cell>
          <table:table-cell office:value-type="float" office:value="1334.39623762376" calcext:value-type="float">
            <text:p>1334.39623762376</text:p>
          </table:table-cell>
          <table:table-cell office:value-type="float" office:value="0.508360730845695" calcext:value-type="float">
            <text:p>0.508360730845695</text:p>
          </table:table-cell>
          <table:table-cell office:value-type="float" office:value="0.508536291901606" calcext:value-type="float">
            <text:p>0.508536291901606</text:p>
          </table:table-cell>
          <table:table-cell office:value-type="float" office:value="0.0316096934998534" calcext:value-type="float">
            <text:p>0.0316096934998534</text:p>
          </table:table-cell>
          <table:table-cell office:value-type="float" office:value="0.0705866375753581" calcext:value-type="float">
            <text:p>0.0705866375753581</text:p>
          </table:table-cell>
          <table:table-cell office:value-type="float" office:value="21.9939971020915" calcext:value-type="float">
            <text:p>21.9939971020915</text:p>
          </table:table-cell>
          <table:table-cell office:value-type="float" office:value="49.3784168728044" calcext:value-type="float">
            <text:p>49.3784168728044</text:p>
          </table:table-cell>
          <table:table-cell office:value-type="float" office:value="1340.19271929928" calcext:value-type="float">
            <text:p>1340.19271929928</text:p>
          </table:table-cell>
          <table:table-cell office:value-type="float" office:value="1383.65018773522" calcext:value-type="float">
            <text:p>1383.65018773522</text:p>
          </table:table-cell>
          <table:table-cell office:value-type="float" office:value="1372.78582062624" calcext:value-type="float">
            <text:p>1372.7858206262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20.72" calcext:value-type="float">
            <text:p>-20.72</text:p>
          </table:table-cell>
          <table:table-cell office:value-type="float" office:value="20.72" calcext:value-type="float">
            <text:p>20.72</text:p>
          </table:table-cell>
          <table:table-cell office:value-type="float" office:value="1039.84455445545" calcext:value-type="float">
            <text:p>1039.84455445545</text:p>
          </table:table-cell>
          <table:table-cell office:value-type="float" office:value="1081.28455445545" calcext:value-type="float">
            <text:p>1081.28455445545</text:p>
          </table:table-cell>
          <table:table-cell office:value-type="float" office:value="0.504190851799072" calcext:value-type="float">
            <text:p>0.504190851799072</text:p>
          </table:table-cell>
          <table:table-cell office:value-type="float" office:value="0.505045201789927" calcext:value-type="float">
            <text:p>0.505045201789927</text:p>
          </table:table-cell>
          <table:table-cell office:value-type="float" office:value="-0.098795201789927" calcext:value-type="float">
            <text:p>-0.098795201789927</text:p>
          </table:table-cell>
          <table:table-cell office:value-type="float" office:value="0.095809148200928" calcext:value-type="float">
            <text:p>0.095809148200928</text:p>
          </table:table-cell>
          <table:table-cell office:value-type="float" office:value="-69.5648773244311" calcext:value-type="float">
            <text:p>-69.5648773244311</text:p>
          </table:table-cell>
          <table:table-cell office:value-type="float" office:value="67.4082749808123" calcext:value-type="float">
            <text:p>67.4082749808123</text:p>
          </table:table-cell>
          <table:table-cell office:value-type="float" office:value="970.89724343404" calcext:value-type="float">
            <text:p>970.89724343404</text:p>
          </table:table-cell>
          <table:table-cell office:value-type="float" office:value="1148.07674627469" calcext:value-type="float">
            <text:p>1148.07674627469</text:p>
          </table:table-cell>
          <table:table-cell office:value-type="float" office:value="1103.78187056452" calcext:value-type="float">
            <text:p>1103.78187056452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1.4920634920635" calcext:value-type="float">
            <text:p>-11.4920634920635</text:p>
          </table:table-cell>
          <table:table-cell office:value-type="float" office:value="11.4920634920635" calcext:value-type="float">
            <text:p>11.4920634920635</text:p>
          </table:table-cell>
          <table:table-cell office:value-type="float" office:value="957.823908730159" calcext:value-type="float">
            <text:p>957.823908730159</text:p>
          </table:table-cell>
          <table:table-cell office:value-type="float" office:value="980.808035714286" calcext:value-type="float">
            <text:p>980.808035714286</text:p>
          </table:table-cell>
          <table:table-cell office:value-type="float" office:value="0.502123439627443" calcext:value-type="float">
            <text:p>0.502123439627443</text:p>
          </table:table-cell>
          <table:table-cell office:value-type="float" office:value="0.502758289031597" calcext:value-type="float">
            <text:p>0.502758289031597</text:p>
          </table:table-cell>
          <table:table-cell office:value-type="float" office:value="0.015098853825546" calcext:value-type="float">
            <text:p>0.015098853825546</text:p>
          </table:table-cell>
          <table:table-cell office:value-type="float" office:value="0.0402494417284897" calcext:value-type="float">
            <text:p>0.0402494417284897</text:p>
          </table:table-cell>
          <table:table-cell office:value-type="float" office:value="10.4949491354405" calcext:value-type="float">
            <text:p>10.4949491354405</text:p>
          </table:table-cell>
          <table:table-cell office:value-type="float" office:value="28.0288246010635" calcext:value-type="float">
            <text:p>28.0288246010635</text:p>
          </table:table-cell>
          <table:table-cell office:value-type="float" office:value="968.760416240004" calcext:value-type="float">
            <text:p>968.760416240004</text:p>
          </table:table-cell>
          <table:table-cell office:value-type="float" office:value="1008.39288994507" calcext:value-type="float">
            <text:p>1008.39288994507</text:p>
          </table:table-cell>
          <table:table-cell office:value-type="float" office:value="998.484771518803" calcext:value-type="float">
            <text:p>998.484771518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7:08:03.271021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21T17:20:06.474067079</dc:date>
    <meta:editing-duration>PT49M52S</meta:editing-duration>
    <meta:editing-cycles>13</meta:editing-cycles>
    <meta:document-statistic meta:table-count="5" meta:cell-count="1173" meta:object-count="0"/>
  </office:meta>
</office:document-meta>
</file>